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Kit1" style:family="table">
      <style:table-properties style:width="6.6931in" table:align="margins"/>
    </style:style>
    <style:style style:name="Kit1.A" style:family="table-column">
      <style:table-column-properties style:column-width="1.8521in" style:rel-column-width="18134*"/>
    </style:style>
    <style:style style:name="Kit1.B" style:family="table-column">
      <style:table-column-properties style:column-width="4.841in" style:rel-column-width="47401*"/>
    </style:style>
    <style:style style:name="Kit1.A1" style:family="table-cell">
      <style:table-cell-properties fo:padding="0.0382in" fo:border-left="0.05pt solid #000000" fo:border-right="none" fo:border-top="0.05pt solid #000000" fo:border-bottom="0.05pt solid #000000"/>
    </style:style>
    <style:style style:name="Kit1.B1" style:family="table-cell">
      <style:table-cell-properties fo:padding="0.0382in" fo:border="0.05pt solid #000000"/>
    </style:style>
    <style:style style:name="Kit1.A2" style:family="table-cell">
      <style:table-cell-properties fo:padding="0.0382in" fo:border-left="0.05pt solid #000000" fo:border-right="none" fo:border-top="none" fo:border-bottom="0.05pt solid #000000"/>
    </style:style>
    <style:style style:name="Kit1.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8521in" style:rel-column-width="18134*"/>
    </style:style>
    <style:style style:name="Table4.B" style:family="table-column">
      <style:table-column-properties style:column-width="4.841in" style:rel-column-width="4740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fo:break-before="page" table:align="margins"/>
    </style:style>
    <style:style style:name="Table5.A" style:family="table-column">
      <style:table-column-properties style:column-width="1.8521in" style:rel-column-width="18134*"/>
    </style:style>
    <style:style style:name="Table5.B" style:family="table-column">
      <style:table-column-properties style:column-width="4.841in" style:rel-column-width="4740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8521in" style:rel-column-width="18134*"/>
    </style:style>
    <style:style style:name="Table6.B" style:family="table-column">
      <style:table-column-properties style:column-width="4.841in" style:rel-column-width="47401*"/>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8521in" style:rel-column-width="18134*"/>
    </style:style>
    <style:style style:name="Table15.B" style:family="table-column">
      <style:table-column-properties style:column-width="4.841in" style:rel-column-width="47401*"/>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8521in" style:rel-column-width="18134*"/>
    </style:style>
    <style:style style:name="Table14.B" style:family="table-column">
      <style:table-column-properties style:column-width="4.841in" style:rel-column-width="4740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9097in" style:rel-column-width="18699*"/>
    </style:style>
    <style:style style:name="Table12.B" style:family="table-column">
      <style:table-column-properties style:column-width="4.7833in" style:rel-column-width="46836*"/>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65in" fo:margin-left="0in" table:align="left"/>
    </style:style>
    <style:style style:name="Table13.A" style:family="table-column">
      <style:table-column-properties style:column-width="1.8896in"/>
    </style:style>
    <style:style style:name="Table13.B" style:family="table-column">
      <style:table-column-properties style:column-width="4.8069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style:vertical-align="bottom"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style:vertical-align="bottom"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7938in" style:rel-column-width="17563*"/>
    </style:style>
    <style:style style:name="Table1.B" style:family="table-column">
      <style:table-column-properties style:column-width="4.8993in" style:rel-column-width="47972*"/>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1.7882in" style:rel-column-width="17509*"/>
    </style:style>
    <style:style style:name="Table16.B" style:family="table-column">
      <style:table-column-properties style:column-width="4.9049in" style:rel-column-width="480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31in" fo:break-before="page" table:align="margins"/>
    </style:style>
    <style:style style:name="Table17.A" style:family="table-column">
      <style:table-column-properties style:column-width="1.7826in" style:rel-column-width="17454*"/>
    </style:style>
    <style:style style:name="Table17.B" style:family="table-column">
      <style:table-column-properties style:column-width="4.9104in" style:rel-column-width="48081*"/>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7826in" style:rel-column-width="17454*"/>
    </style:style>
    <style:style style:name="Table2.B" style:family="table-column">
      <style:table-column-properties style:column-width="4.9104in" style:rel-column-width="480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1.8174in" style:rel-column-width="17794*"/>
    </style:style>
    <style:style style:name="Table18.B" style:family="table-column">
      <style:table-column-properties style:column-width="4.8757in" style:rel-column-width="47741*"/>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95e50" officeooo:paragraph-rsid="00195e50"/>
    </style:style>
    <style:style style:name="P2" style:family="paragraph" style:parent-style-name="Text_20_body">
      <style:text-properties officeooo:rsid="0018d831" officeooo:paragraph-rsid="0018d831"/>
    </style:style>
    <style:style style:name="P3" style:family="paragraph" style:parent-style-name="Text_20_body">
      <style:text-properties officeooo:rsid="0018d831" officeooo:paragraph-rsid="001d9d03"/>
    </style:style>
    <style:style style:name="P4" style:family="paragraph" style:parent-style-name="Text_20_body">
      <style:text-properties officeooo:rsid="0018d831" officeooo:paragraph-rsid="003039d9"/>
    </style:style>
    <style:style style:name="P5" style:family="paragraph" style:parent-style-name="Text_20_body">
      <style:text-properties officeooo:rsid="0018d831" officeooo:paragraph-rsid="00195e50"/>
    </style:style>
    <style:style style:name="P6" style:family="paragraph" style:parent-style-name="Text_20_body">
      <style:text-properties officeooo:rsid="0018d831" officeooo:paragraph-rsid="0059a5e3"/>
    </style:style>
    <style:style style:name="P7" style:family="paragraph" style:parent-style-name="Text_20_body">
      <style:text-properties officeooo:rsid="0018d831" officeooo:paragraph-rsid="005e7886"/>
    </style:style>
    <style:style style:name="P8" style:family="paragraph" style:parent-style-name="Text_20_body">
      <style:text-properties officeooo:paragraph-rsid="002d0f11"/>
    </style:style>
    <style:style style:name="P9" style:family="paragraph" style:parent-style-name="Text_20_body">
      <style:text-properties officeooo:rsid="003039d9" officeooo:paragraph-rsid="003039d9"/>
    </style:style>
    <style:style style:name="P10" style:family="paragraph" style:parent-style-name="Text_20_body">
      <style:text-properties officeooo:rsid="003039d9" officeooo:paragraph-rsid="005e7886"/>
    </style:style>
    <style:style style:name="P11" style:family="paragraph" style:parent-style-name="Text_20_body">
      <style:text-properties officeooo:rsid="003767d3" officeooo:paragraph-rsid="003767d3"/>
    </style:style>
    <style:style style:name="P12" style:family="paragraph" style:parent-style-name="Text_20_body">
      <style:text-properties officeooo:rsid="002e5d83" officeooo:paragraph-rsid="002e5d83"/>
    </style:style>
    <style:style style:name="P13" style:family="paragraph" style:parent-style-name="Text_20_body">
      <style:text-properties officeooo:rsid="003bb680" officeooo:paragraph-rsid="003bb680"/>
    </style:style>
    <style:style style:name="P14" style:family="paragraph" style:parent-style-name="Text_20_body">
      <style:text-properties officeooo:rsid="0018d831" officeooo:paragraph-rsid="006009a9" fo:background-color="transparent"/>
    </style:style>
    <style:style style:name="P15" style:family="paragraph" style:parent-style-name="Text_20_body">
      <style:text-properties officeooo:rsid="0018d831" officeooo:paragraph-rsid="005e7886" fo:background-color="transparent"/>
    </style:style>
    <style:style style:name="P16" style:family="paragraph" style:parent-style-name="Text_20_body">
      <style:text-properties officeooo:rsid="00505585" officeooo:paragraph-rsid="0052de47" fo:background-color="transparent"/>
    </style:style>
    <style:style style:name="P17" style:family="paragraph" style:parent-style-name="Text_20_body">
      <style:text-properties officeooo:rsid="006009a9" officeooo:paragraph-rsid="006009a9" fo:background-color="transparent"/>
    </style:style>
    <style:style style:name="P18" style:family="paragraph" style:parent-style-name="Text_20_body">
      <style:text-properties officeooo:rsid="004b2a97" officeooo:paragraph-rsid="004b2a97" fo:background-color="transparent"/>
    </style:style>
    <style:style style:name="P19" style:family="paragraph" style:parent-style-name="Text_20_body">
      <style:text-properties officeooo:paragraph-rsid="0018d831"/>
    </style:style>
    <style:style style:name="P20" style:family="paragraph" style:parent-style-name="Text_20_body">
      <style:text-properties officeooo:paragraph-rsid="002e5d83"/>
    </style:style>
    <style:style style:name="P21" style:family="paragraph" style:parent-style-name="Text_20_body">
      <style:text-properties officeooo:paragraph-rsid="006e24cc"/>
    </style:style>
    <style:style style:name="P22" style:family="paragraph" style:parent-style-name="Text_20_body">
      <style:text-properties officeooo:paragraph-rsid="0069bf4a"/>
    </style:style>
    <style:style style:name="P23" style:family="paragraph" style:parent-style-name="Text_20_body">
      <style:text-properties officeooo:paragraph-rsid="0070951e"/>
    </style:style>
    <style:style style:name="P24" style:family="paragraph" style:parent-style-name="Text_20_body">
      <style:text-properties officeooo:paragraph-rsid="00798795"/>
    </style:style>
    <style:style style:name="P25" style:family="paragraph" style:parent-style-name="Text_20_body">
      <style:text-properties officeooo:rsid="003650f4" officeooo:paragraph-rsid="003650f4"/>
    </style:style>
    <style:style style:name="P26" style:family="paragraph" style:parent-style-name="Table_20_Contents">
      <style:text-properties officeooo:paragraph-rsid="001a9632"/>
    </style:style>
    <style:style style:name="P27" style:family="paragraph" style:parent-style-name="Table_20_Contents">
      <style:text-properties officeooo:paragraph-rsid="001bfd3d"/>
    </style:style>
    <style:style style:name="P28" style:family="paragraph" style:parent-style-name="Table_20_Contents">
      <style:text-properties officeooo:paragraph-rsid="001d9d03"/>
    </style:style>
    <style:style style:name="P29" style:family="paragraph" style:parent-style-name="Table_20_Contents">
      <style:text-properties officeooo:paragraph-rsid="001df416"/>
    </style:style>
    <style:style style:name="P30" style:family="paragraph" style:parent-style-name="Table_20_Contents">
      <style:text-properties officeooo:paragraph-rsid="001faabc"/>
    </style:style>
    <style:style style:name="P31" style:family="paragraph" style:parent-style-name="Table_20_Contents">
      <style:text-properties officeooo:paragraph-rsid="0020e91d"/>
    </style:style>
    <style:style style:name="P32" style:family="paragraph" style:parent-style-name="Table_20_Contents">
      <style:text-properties officeooo:rsid="00195e50" officeooo:paragraph-rsid="00195e50"/>
    </style:style>
    <style:style style:name="P33" style:family="paragraph" style:parent-style-name="Table_20_Contents">
      <style:text-properties officeooo:rsid="00195e50" officeooo:paragraph-rsid="001bfd3d"/>
    </style:style>
    <style:style style:name="P34" style:family="paragraph" style:parent-style-name="Table_20_Contents">
      <style:text-properties officeooo:rsid="00195e50" officeooo:paragraph-rsid="001df416"/>
    </style:style>
    <style:style style:name="P35" style:family="paragraph" style:parent-style-name="Table_20_Contents">
      <style:text-properties officeooo:rsid="00195e50" officeooo:paragraph-rsid="001d9d03"/>
    </style:style>
    <style:style style:name="P36" style:family="paragraph" style:parent-style-name="Table_20_Contents">
      <style:text-properties officeooo:rsid="00195e50" officeooo:paragraph-rsid="0022d307"/>
    </style:style>
    <style:style style:name="P37" style:family="paragraph" style:parent-style-name="Table_20_Contents">
      <style:text-properties officeooo:rsid="00195e50" officeooo:paragraph-rsid="0029c1ea"/>
    </style:style>
    <style:style style:name="P38" style:family="paragraph" style:parent-style-name="Table_20_Contents">
      <style:text-properties officeooo:rsid="001a9632" officeooo:paragraph-rsid="001a9632"/>
    </style:style>
    <style:style style:name="P39" style:family="paragraph" style:parent-style-name="Table_20_Contents">
      <style:text-properties officeooo:rsid="001a9632" officeooo:paragraph-rsid="001bfd3d"/>
    </style:style>
    <style:style style:name="P40" style:family="paragraph" style:parent-style-name="Table_20_Contents">
      <style:text-properties officeooo:rsid="001a9632" officeooo:paragraph-rsid="001df416"/>
    </style:style>
    <style:style style:name="P41" style:family="paragraph" style:parent-style-name="Table_20_Contents">
      <style:text-properties officeooo:rsid="001a9632" officeooo:paragraph-rsid="007443ed"/>
    </style:style>
    <style:style style:name="P42" style:family="paragraph" style:parent-style-name="Table_20_Contents">
      <style:text-properties officeooo:rsid="0020e91d" officeooo:paragraph-rsid="0020e91d"/>
    </style:style>
    <style:style style:name="P43" style:family="paragraph" style:parent-style-name="Table_20_Contents">
      <style:text-properties officeooo:rsid="001df416" officeooo:paragraph-rsid="001df416"/>
    </style:style>
    <style:style style:name="P44" style:family="paragraph" style:parent-style-name="Table_20_Contents">
      <style:text-properties officeooo:rsid="001d9d03" officeooo:paragraph-rsid="001d9d03"/>
    </style:style>
    <style:style style:name="P45" style:family="paragraph" style:parent-style-name="Table_20_Contents">
      <style:text-properties officeooo:paragraph-rsid="0029c1ea"/>
    </style:style>
    <style:style style:name="P46" style:family="paragraph" style:parent-style-name="Table_20_Contents">
      <style:text-properties officeooo:rsid="0029c1ea" officeooo:paragraph-rsid="0029c1ea"/>
    </style:style>
    <style:style style:name="P47" style:family="paragraph" style:parent-style-name="Table_20_Contents">
      <style:text-properties officeooo:paragraph-rsid="003bb680"/>
    </style:style>
    <style:style style:name="P48" style:family="paragraph" style:parent-style-name="Table_20_Contents">
      <style:text-properties officeooo:rsid="003bb680" officeooo:paragraph-rsid="003bb680"/>
    </style:style>
    <style:style style:name="P49" style:family="paragraph" style:parent-style-name="Table_20_Contents">
      <style:text-properties officeooo:rsid="003039d9" officeooo:paragraph-rsid="003039d9"/>
    </style:style>
    <style:style style:name="P50" style:family="paragraph" style:parent-style-name="Table_20_Contents">
      <style:text-properties officeooo:rsid="0042d580" officeooo:paragraph-rsid="0042d580"/>
    </style:style>
    <style:style style:name="P51" style:family="paragraph" style:parent-style-name="Table_20_Contents">
      <style:text-properties officeooo:rsid="003eec9a" officeooo:paragraph-rsid="003eec9a"/>
    </style:style>
    <style:style style:name="P52" style:family="paragraph" style:parent-style-name="Table_20_Contents">
      <style:text-properties officeooo:rsid="003446b7" officeooo:paragraph-rsid="003446b7"/>
    </style:style>
    <style:style style:name="P53" style:family="paragraph" style:parent-style-name="Table_20_Contents">
      <style:text-properties officeooo:rsid="003d67b7" officeooo:paragraph-rsid="003d67b7"/>
    </style:style>
    <style:style style:name="P54" style:family="paragraph" style:parent-style-name="Table_20_Contents">
      <style:text-properties officeooo:rsid="0022d307" officeooo:paragraph-rsid="0044dd01"/>
    </style:style>
    <style:style style:name="P55" style:family="paragraph" style:parent-style-name="Table_20_Contents">
      <style:text-properties officeooo:paragraph-rsid="00490537"/>
    </style:style>
    <style:style style:name="P56" style:family="paragraph" style:parent-style-name="Table_20_Contents">
      <style:text-properties officeooo:paragraph-rsid="004e7f6c"/>
    </style:style>
    <style:style style:name="P57" style:family="paragraph" style:parent-style-name="Table_20_Contents">
      <style:text-properties officeooo:rsid="0044fbc7" officeooo:paragraph-rsid="0044fbc7"/>
    </style:style>
    <style:style style:name="P58" style:family="paragraph" style:parent-style-name="Table_20_Contents">
      <style:text-properties officeooo:rsid="0048caa3" officeooo:paragraph-rsid="004e7f6c"/>
    </style:style>
    <style:style style:name="P59" style:family="paragraph" style:parent-style-name="Table_20_Contents">
      <style:text-properties officeooo:rsid="0048caa3" officeooo:paragraph-rsid="0048caa3"/>
    </style:style>
    <style:style style:name="P60" style:family="paragraph" style:parent-style-name="Table_20_Contents">
      <style:text-properties officeooo:rsid="00490537" officeooo:paragraph-rsid="00490537"/>
    </style:style>
    <style:style style:name="P61" style:family="paragraph" style:parent-style-name="Table_20_Contents">
      <style:text-properties officeooo:paragraph-rsid="0070951e"/>
    </style:style>
    <style:style style:name="P62" style:family="paragraph" style:parent-style-name="Table_20_Contents">
      <style:text-properties officeooo:paragraph-rsid="0075bd90"/>
    </style:style>
    <style:style style:name="P63" style:family="paragraph" style:parent-style-name="Table_20_Contents">
      <style:text-properties officeooo:paragraph-rsid="00774243"/>
    </style:style>
    <style:style style:name="P64" style:family="paragraph" style:parent-style-name="Table_20_Contents">
      <style:text-properties officeooo:paragraph-rsid="0077a1ef"/>
    </style:style>
    <style:style style:name="P65" style:family="paragraph" style:parent-style-name="Standard">
      <style:text-properties officeooo:rsid="0018d831" officeooo:paragraph-rsid="0029c1ea"/>
    </style:style>
    <style:style style:name="P66" style:family="paragraph" style:parent-style-name="Standard">
      <style:text-properties officeooo:rsid="0018d831" officeooo:paragraph-rsid="0022d307"/>
    </style:style>
    <style:style style:name="P67" style:family="paragraph" style:parent-style-name="Standard">
      <style:text-properties officeooo:paragraph-rsid="0022d307"/>
    </style:style>
    <style:style style:name="P68" style:family="paragraph" style:parent-style-name="Standard">
      <style:text-properties officeooo:rsid="002d0f11" officeooo:paragraph-rsid="002d0f11" fo:background-color="#ffff00"/>
    </style:style>
    <style:style style:name="P69" style:family="paragraph" style:parent-style-name="Standard">
      <style:text-properties officeooo:rsid="003039d9" officeooo:paragraph-rsid="003039d9" fo:background-color="#ffff00"/>
    </style:style>
    <style:style style:name="P70" style:family="paragraph" style:parent-style-name="Standard">
      <style:text-properties officeooo:rsid="003767d3" officeooo:paragraph-rsid="003767d3" fo:background-color="#ffff00"/>
    </style:style>
    <style:style style:name="P71" style:family="paragraph" style:parent-style-name="Table_20_Contents">
      <style:paragraph-properties fo:margin-left="0.002in" fo:margin-right="-0.0327in" fo:text-indent="0in" style:auto-text-indent="false"/>
      <style:text-properties officeooo:rsid="00195e50" officeooo:paragraph-rsid="00195e50"/>
    </style:style>
    <style:style style:name="P72" style:family="paragraph" style:parent-style-name="Table_20_Contents">
      <style:paragraph-properties fo:margin-left="0.002in" fo:margin-right="-0.0327in" fo:text-indent="0in" style:auto-text-indent="false"/>
      <style:text-properties officeooo:rsid="00195e50" officeooo:paragraph-rsid="001bfd3d"/>
    </style:style>
    <style:style style:name="P73" style:family="paragraph" style:parent-style-name="Table_20_Contents">
      <style:paragraph-properties fo:margin-left="0.002in" fo:margin-right="-0.0035in" fo:text-indent="0in" style:auto-text-indent="false"/>
      <style:text-properties officeooo:rsid="0022d307" officeooo:paragraph-rsid="0022d307"/>
    </style:style>
    <style:style style:name="P74" style:family="paragraph" style:parent-style-name="Text_20_body">
      <style:paragraph-properties fo:background-color="transparent">
        <style:background-image/>
      </style:paragraph-properties>
      <style:text-properties officeooo:paragraph-rsid="004b2a97" fo:background-color="transparent"/>
    </style:style>
    <style:style style:name="P75" style:family="paragraph" style:parent-style-name="Text_20_body">
      <style:paragraph-properties fo:background-color="transparent">
        <style:background-image/>
      </style:paragraph-properties>
      <style:text-properties officeooo:rsid="004a0d63" officeooo:paragraph-rsid="004a0d63" fo:background-color="transparent"/>
    </style:style>
    <style:style style:name="P76" style:family="paragraph" style:parent-style-name="Contents_20_2">
      <style:paragraph-properties>
        <style:tab-stops>
          <style:tab-stop style:position="6.4965in" style:type="right" style:leader-style="dotted" style:leader-text="."/>
        </style:tab-stops>
      </style:paragraph-properties>
    </style:style>
    <style:style style:name="P77" style:family="paragraph" style:parent-style-name="Contents_20_3">
      <style:paragraph-properties>
        <style:tab-stops>
          <style:tab-stop style:position="6.3in" style:type="right" style:leader-style="dotted" style:leader-text="."/>
        </style:tab-stops>
      </style:paragraph-properties>
    </style:style>
    <style:style style:name="P78" style:family="paragraph" style:parent-style-name="Contents_20_1">
      <style:paragraph-properties>
        <style:tab-stops>
          <style:tab-stop style:position="6.6929in" style:type="right" style:leader-style="dotted" style:leader-text="."/>
        </style:tab-stops>
      </style:paragraph-properties>
    </style:style>
    <style:style style:name="P79" style:family="paragraph" style:parent-style-name="Contents_20_4">
      <style:paragraph-properties>
        <style:tab-stops>
          <style:tab-stop style:position="6.1035in" style:type="right" style:leader-style="dotted" style:leader-text="."/>
        </style:tab-stops>
      </style:paragraph-properties>
    </style:style>
    <style:style style:name="P80" style:family="paragraph" style:parent-style-name="Standard">
      <style:text-properties officeooo:rsid="002d0f11" officeooo:paragraph-rsid="0029c1ea"/>
    </style:style>
    <style:style style:name="P81" style:family="paragraph" style:parent-style-name="Heading">
      <style:text-properties officeooo:rsid="007acf72"/>
    </style:style>
    <style:style style:name="P82" style:family="paragraph" style:parent-style-name="Text_20_body">
      <style:text-properties officeooo:rsid="007acf72" officeooo:paragraph-rsid="007acf72"/>
    </style:style>
    <style:style style:name="P83" style:family="paragraph" style:parent-style-name="Text_20_body">
      <style:paragraph-properties fo:text-align="end" style:justify-single-word="false"/>
      <style:text-properties style:text-underline-style="solid" style:text-underline-width="auto" style:text-underline-color="font-color" officeooo:rsid="007d9916" officeooo:paragraph-rsid="007d9916"/>
    </style:style>
    <style:style style:name="P84" style:family="paragraph" style:parent-style-name="Text_20_body">
      <style:paragraph-properties fo:text-align="end" style:justify-single-word="false"/>
      <style:text-properties officeooo:rsid="007d9916" officeooo:paragraph-rsid="007d9916"/>
    </style:style>
    <style:style style:name="P85" style:family="paragraph" style:parent-style-name="Text_20_body">
      <style:text-properties officeooo:rsid="0070951e" officeooo:paragraph-rsid="0070951e"/>
    </style:style>
    <style:style style:name="P86" style:family="paragraph" style:parent-style-name="Text_20_body">
      <style:text-properties officeooo:rsid="00774243"/>
    </style:style>
    <style:style style:name="P87" style:family="paragraph" style:parent-style-name="Text_20_body">
      <style:text-properties officeooo:rsid="00798795"/>
    </style:style>
    <style:style style:name="P88" style:family="paragraph" style:parent-style-name="Text_20_body">
      <style:text-properties officeooo:rsid="002e5d83" officeooo:paragraph-rsid="006e24cc"/>
    </style:style>
    <style:style style:name="P89" style:family="paragraph" style:parent-style-name="Text_20_body">
      <style:text-properties officeooo:rsid="007c4fc0" officeooo:paragraph-rsid="007c4fc0"/>
    </style:style>
    <style:style style:name="P90" style:family="paragraph" style:parent-style-name="Text_20_body" style:list-style-name="L1"/>
    <style:style style:name="P91" style:family="paragraph" style:parent-style-name="Text_20_body" style:list-style-name="L1">
      <style:text-properties officeooo:paragraph-rsid="007acf72"/>
    </style:style>
    <style:style style:name="P92" style:family="paragraph" style:parent-style-name="Text_20_body" style:list-style-name="L1">
      <style:text-properties officeooo:paragraph-rsid="007b0d68"/>
    </style:style>
    <style:style style:name="P93" style:family="paragraph" style:parent-style-name="Text_20_body" style:list-style-name="">
      <style:text-properties officeooo:rsid="0039f468" officeooo:paragraph-rsid="0039f468"/>
    </style:style>
    <style:style style:name="P94" style:family="paragraph" style:parent-style-name="Text_20_body">
      <style:text-properties style:font-name="Liberation Serif" fo:font-size="12pt" officeooo:rsid="001a9632" officeooo:paragraph-rsid="00823a64" fo:background-color="#ffff00" style:font-size-asian="12pt" style:font-size-complex="12pt"/>
    </style:style>
    <style:style style:name="P95" style:family="paragraph" style:parent-style-name="Text_20_body">
      <style:text-properties officeooo:paragraph-rsid="00872d57"/>
    </style:style>
    <style:style style:name="P96" style:family="paragraph" style:parent-style-name="Text_20_body">
      <style:text-properties officeooo:rsid="0087f81f" officeooo:paragraph-rsid="0087f81f"/>
    </style:style>
    <style:style style:name="P97" style:family="paragraph" style:parent-style-name="Text_20_body">
      <style:text-properties officeooo:rsid="0089b232" officeooo:paragraph-rsid="0089b232"/>
    </style:style>
    <style:style style:name="P98" style:family="paragraph" style:parent-style-name="Text_20_body">
      <style:text-properties officeooo:rsid="008e445a" officeooo:paragraph-rsid="008e445a"/>
    </style:style>
    <style:style style:name="P99" style:family="paragraph" style:parent-style-name="Text_20_body">
      <style:paragraph-properties fo:break-before="page"/>
      <style:text-properties officeooo:rsid="007acf72" officeooo:paragraph-rsid="007acf72"/>
    </style:style>
    <style:style style:name="P100" style:family="paragraph" style:parent-style-name="Text_20_body">
      <style:paragraph-properties fo:background-color="transparent">
        <style:background-image/>
      </style:paragraph-properties>
      <style:text-properties officeooo:paragraph-rsid="00798795"/>
    </style:style>
    <style:style style:name="P101" style:family="paragraph" style:parent-style-name="Heading_20_2">
      <style:text-properties officeooo:paragraph-rsid="0018d831"/>
    </style:style>
    <style:style style:name="P102" style:family="paragraph" style:parent-style-name="Heading_20_2" style:list-style-name="">
      <style:text-properties officeooo:rsid="0018d831" officeooo:paragraph-rsid="001bfd3d"/>
    </style:style>
    <style:style style:name="P103" style:family="paragraph" style:parent-style-name="Heading_20_2" style:list-style-name="">
      <style:text-properties officeooo:rsid="0018d831" officeooo:paragraph-rsid="001df416"/>
    </style:style>
    <style:style style:name="P104" style:family="paragraph" style:parent-style-name="Heading_20_2" style:list-style-name="">
      <style:text-properties officeooo:rsid="0018d831" officeooo:paragraph-rsid="001d9d03"/>
    </style:style>
    <style:style style:name="P105" style:family="paragraph" style:parent-style-name="Heading_20_2" style:list-style-name="">
      <style:text-properties officeooo:rsid="0018d831" officeooo:paragraph-rsid="004693c9"/>
    </style:style>
    <style:style style:name="P106" style:family="paragraph" style:parent-style-name="Heading_20_2">
      <style:text-properties officeooo:rsid="0018d831" officeooo:paragraph-rsid="001bfd3d"/>
    </style:style>
    <style:style style:name="P107" style:family="paragraph" style:parent-style-name="Heading_20_2">
      <style:text-properties style:text-underline-style="solid" style:text-underline-width="auto" style:text-underline-color="font-color"/>
    </style:style>
    <style:style style:name="P108" style:family="paragraph" style:parent-style-name="Heading_20_2">
      <style:text-properties style:text-underline-style="solid" style:text-underline-width="auto" style:text-underline-color="font-color" officeooo:rsid="007c4fc0" officeooo:paragraph-rsid="007c4fc0"/>
    </style:style>
    <style:style style:name="P109" style:family="paragraph" style:parent-style-name="Heading_20_2">
      <style:text-properties officeooo:paragraph-rsid="001df416"/>
    </style:style>
    <style:style style:name="P110" style:family="paragraph" style:parent-style-name="Heading_20_2">
      <style:paragraph-properties fo:break-before="page"/>
      <style:text-properties officeooo:paragraph-rsid="001bfd3d"/>
    </style:style>
    <style:style style:name="P111" style:family="paragraph" style:parent-style-name="Heading_20_2">
      <style:paragraph-properties fo:break-before="page"/>
      <style:text-properties officeooo:rsid="0018d831" officeooo:paragraph-rsid="001df416"/>
    </style:style>
    <style:style style:name="P112" style:family="paragraph" style:parent-style-name="Heading_20_2">
      <style:paragraph-properties fo:break-before="page"/>
      <style:text-properties officeooo:rsid="0018d831" officeooo:paragraph-rsid="004693c9"/>
    </style:style>
    <style:style style:name="P113" style:family="paragraph" style:parent-style-name="Heading_20_2">
      <style:paragraph-properties fo:break-before="page"/>
      <style:text-properties officeooo:paragraph-rsid="001d9d03"/>
    </style:style>
    <style:style style:name="P114" style:family="paragraph" style:parent-style-name="Heading_20_2">
      <style:paragraph-properties fo:break-before="page"/>
      <style:text-properties style:text-underline-style="solid" style:text-underline-width="auto" style:text-underline-color="font-color"/>
    </style:style>
    <style:style style:name="P115" style:family="paragraph" style:parent-style-name="Heading_20_1" style:list-style-name=""/>
    <style:style style:name="P116" style:family="paragraph" style:parent-style-name="Heading_20_1">
      <style:text-properties officeooo:rsid="003650f4"/>
    </style:style>
    <style:style style:name="P117" style:family="paragraph" style:parent-style-name="Heading_20_1">
      <style:paragraph-properties fo:break-before="page"/>
    </style:style>
    <style:style style:name="P118" style:family="paragraph" style:parent-style-name="Heading_20_1" style:list-style-name="">
      <style:paragraph-properties fo:break-before="page"/>
      <style:text-properties officeooo:rsid="003650f4" officeooo:paragraph-rsid="003650f4"/>
    </style:style>
    <style:style style:name="P119" style:family="paragraph" style:parent-style-name="Heading_20_1">
      <style:paragraph-properties fo:break-before="page"/>
      <style:text-properties officeooo:rsid="002d0f11"/>
    </style:style>
    <style:style style:name="P120" style:family="paragraph" style:parent-style-name="Table_20_Contents">
      <style:text-properties officeooo:rsid="007443ed" officeooo:paragraph-rsid="007443ed"/>
    </style:style>
    <style:style style:name="P121" style:family="paragraph" style:parent-style-name="Table_20_Contents">
      <style:text-properties officeooo:rsid="0072d1a3" officeooo:paragraph-rsid="0072d1a3"/>
    </style:style>
    <style:style style:name="P122" style:family="paragraph" style:parent-style-name="Table_20_Contents">
      <style:text-properties officeooo:rsid="0075bd90" officeooo:paragraph-rsid="0075bd90"/>
    </style:style>
    <style:style style:name="P123" style:family="paragraph" style:parent-style-name="Table_20_Contents">
      <style:text-properties officeooo:rsid="00774243" officeooo:paragraph-rsid="00774243"/>
    </style:style>
    <style:style style:name="P124" style:family="paragraph" style:parent-style-name="Table_20_Contents">
      <style:text-properties officeooo:rsid="001d9d03" officeooo:paragraph-rsid="001d9d03"/>
    </style:style>
    <style:style style:name="P125" style:family="paragraph" style:parent-style-name="Table_20_Contents">
      <style:text-properties officeooo:rsid="001d9d03" officeooo:paragraph-rsid="0089b232"/>
    </style:style>
    <style:style style:name="P126" style:family="paragraph" style:parent-style-name="Table_20_Contents">
      <style:text-properties officeooo:rsid="0087f81f" officeooo:paragraph-rsid="0087f81f"/>
    </style:style>
    <style:style style:name="P127" style:family="paragraph" style:parent-style-name="Table_20_Contents">
      <style:text-properties officeooo:rsid="0089b232" officeooo:paragraph-rsid="0089b232"/>
    </style:style>
    <style:style style:name="P128" style:family="paragraph" style:parent-style-name="Table_20_Contents">
      <style:paragraph-properties fo:margin-left="0.002in" fo:margin-right="-0.0327in" fo:text-indent="0in" style:auto-text-indent="false"/>
      <style:text-properties officeooo:rsid="0075bd90" officeooo:paragraph-rsid="0075bd90"/>
    </style:style>
    <style:style style:name="P129" style:family="paragraph" style:parent-style-name="Table_20_Contents">
      <style:paragraph-properties fo:margin-left="0.002in" fo:margin-right="-0.0327in" fo:text-indent="0in" style:auto-text-indent="false"/>
      <style:text-properties officeooo:rsid="00774243" officeooo:paragraph-rsid="00774243"/>
    </style:style>
    <style:style style:name="P130" style:family="paragraph" style:parent-style-name="Heading_20_3">
      <style:text-properties officeooo:rsid="003039d9"/>
    </style:style>
    <style:style style:name="P131" style:family="paragraph" style:parent-style-name="Heading_20_3">
      <style:text-properties officeooo:rsid="003039d9" officeooo:paragraph-rsid="005e7886"/>
    </style:style>
    <style:style style:name="P132" style:family="paragraph" style:parent-style-name="Heading_20_3">
      <style:text-properties officeooo:paragraph-rsid="005e7886"/>
    </style:style>
    <style:style style:name="P133" style:family="paragraph" style:parent-style-name="Heading_20_3">
      <style:text-properties officeooo:rsid="0029c1ea"/>
    </style:style>
    <style:style style:name="P134" style:family="paragraph" style:parent-style-name="Heading_20_4">
      <style:text-properties officeooo:rsid="00490537"/>
    </style:style>
    <style:style style:name="P135" style:family="paragraph" style:parent-style-name="Heading_20_4">
      <style:text-properties officeooo:rsid="002d0f11"/>
    </style:style>
    <style:style style:name="P136" style:family="paragraph" style:parent-style-name="Heading_20_4">
      <style:text-properties officeooo:rsid="002d0f11" officeooo:paragraph-rsid="006e24cc"/>
    </style:style>
    <style:style style:name="P137" style:family="paragraph" style:parent-style-name="Heading_20_4">
      <style:text-properties officeooo:rsid="0029c1ea"/>
    </style:style>
    <style:style style:name="T1" style:family="text">
      <style:text-properties officeooo:rsid="0018d831"/>
    </style:style>
    <style:style style:name="T2" style:family="text">
      <style:text-properties officeooo:rsid="00195e50"/>
    </style:style>
    <style:style style:name="T3" style:family="text">
      <style:text-properties officeooo:rsid="001a9632"/>
    </style:style>
    <style:style style:name="T4" style:family="text">
      <style:text-properties officeooo:rsid="001d9d03"/>
    </style:style>
    <style:style style:name="T5" style:family="text">
      <style:text-properties officeooo:rsid="001df416"/>
    </style:style>
    <style:style style:name="T6" style:family="text">
      <style:text-properties officeooo:rsid="001faabc"/>
    </style:style>
    <style:style style:name="T7" style:family="text">
      <style:text-properties officeooo:rsid="0020e91d"/>
    </style:style>
    <style:style style:name="T8" style:family="text">
      <style:text-properties officeooo:rsid="0022d307"/>
    </style:style>
    <style:style style:name="T9" style:family="text">
      <style:text-properties officeooo:rsid="0029c1ea"/>
    </style:style>
    <style:style style:name="T10" style:family="text">
      <style:text-properties officeooo:rsid="002acbad"/>
    </style:style>
    <style:style style:name="T11" style:family="text">
      <style:text-properties officeooo:rsid="0061baa2" fo:background-color="#ffff00" loext:char-shading-value="0"/>
    </style:style>
    <style:style style:name="T12" style:family="text">
      <style:text-properties officeooo:rsid="002d0f11"/>
    </style:style>
    <style:style style:name="T13" style:family="text">
      <style:text-properties officeooo:rsid="002e5d83"/>
    </style:style>
    <style:style style:name="T14" style:family="text">
      <style:text-properties officeooo:rsid="003039d9"/>
    </style:style>
    <style:style style:name="T15" style:family="text">
      <style:text-properties officeooo:rsid="003767d3"/>
    </style:style>
    <style:style style:name="T16" style:family="text">
      <style:text-properties officeooo:rsid="0039f468"/>
    </style:style>
    <style:style style:name="T17" style:family="text">
      <style:text-properties officeooo:rsid="003bb680"/>
    </style:style>
    <style:style style:name="T18" style:family="text">
      <style:text-properties officeooo:rsid="0042d580"/>
    </style:style>
    <style:style style:name="T19" style:family="text">
      <style:text-properties officeooo:rsid="0044fbc7"/>
    </style:style>
    <style:style style:name="T20" style:family="text">
      <style:text-properties officeooo:rsid="0048caa3"/>
    </style:style>
    <style:style style:name="T21" style:family="text">
      <style:text-properties officeooo:rsid="00490537"/>
    </style:style>
    <style:style style:name="T22" style:family="text">
      <style:text-properties officeooo:rsid="004b2a97"/>
    </style:style>
    <style:style style:name="T23" style:family="text">
      <style:text-properties officeooo:rsid="0051bbd5"/>
    </style:style>
    <style:style style:name="T24" style:family="text">
      <style:text-properties officeooo:rsid="006009a9"/>
    </style:style>
    <style:style style:name="T25" style:family="text">
      <style:text-properties officeooo:rsid="0069bf4a"/>
    </style:style>
    <style:style style:name="T26" style:family="text">
      <style:text-properties style:font-name="Liberation Serif" fo:font-size="12pt" officeooo:rsid="0018d831" style:font-size-asian="12pt" style:font-size-complex="12pt"/>
    </style:style>
    <style:style style:name="T27" style:family="text">
      <style:text-properties style:font-name="Liberation Serif" fo:font-size="12pt" officeooo:rsid="001a9632" style:font-size-asian="12pt" style:font-size-complex="12pt"/>
    </style:style>
    <style:style style:name="T28" style:family="text">
      <style:text-properties style:font-name="Liberation Serif" fo:font-size="12pt" officeooo:rsid="001bfd3d" style:font-size-asian="12pt" style:font-size-complex="12pt"/>
    </style:style>
    <style:style style:name="T29" style:family="text">
      <style:text-properties style:font-name="Liberation Serif" fo:font-size="12pt" officeooo:rsid="002acbad" style:font-size-asian="12pt" style:font-size-complex="12pt"/>
    </style:style>
    <style:style style:name="T30" style:family="text">
      <style:text-properties style:font-name="Liberation Serif" fo:font-size="12pt" officeooo:rsid="00798795" style:font-size-asian="12pt" style:font-size-complex="12pt"/>
    </style:style>
    <style:style style:name="T31" style:family="text">
      <style:text-properties officeooo:rsid="006e24cc"/>
    </style:style>
    <style:style style:name="T32" style:family="text">
      <style:text-properties fo:background-color="transparent" loext:char-shading-value="0"/>
    </style:style>
    <style:style style:name="T33" style:family="text">
      <style:text-properties officeooo:rsid="006eddf9" fo:background-color="transparent" loext:char-shading-value="0"/>
    </style:style>
    <style:style style:name="T34" style:family="text">
      <style:text-properties officeooo:rsid="0070951e"/>
    </style:style>
    <style:style style:name="T35" style:family="text">
      <style:text-properties officeooo:rsid="0072d1a3"/>
    </style:style>
    <style:style style:name="T36" style:family="text">
      <style:text-properties officeooo:rsid="007443ed"/>
    </style:style>
    <style:style style:name="T37" style:family="text">
      <style:text-properties officeooo:rsid="0075bd90"/>
    </style:style>
    <style:style style:name="T38" style:family="text">
      <style:text-properties officeooo:rsid="00774243"/>
    </style:style>
    <style:style style:name="T39" style:family="text">
      <style:text-properties officeooo:rsid="00798795"/>
    </style:style>
    <style:style style:name="T40" style:family="text">
      <style:text-properties officeooo:rsid="007acf72"/>
    </style:style>
    <style:style style:name="T41" style:family="text">
      <style:text-properties officeooo:rsid="007b0d68"/>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823a64"/>
    </style:style>
    <style:style style:name="T44" style:family="text">
      <style:text-properties style:text-underline-style="solid" style:text-underline-width="auto" style:text-underline-color="font-color" officeooo:rsid="009a636e"/>
    </style:style>
    <style:style style:name="T45" style:family="text">
      <style:text-properties officeooo:rsid="00872d57"/>
    </style:style>
    <style:style style:name="T46" style:family="text">
      <style:text-properties officeooo:rsid="0088f2b4"/>
    </style:style>
    <style:style style:name="T47" style:family="text">
      <style:text-properties officeooo:rsid="0089b232"/>
    </style:style>
    <style:style style:name="T48" style:family="text">
      <style:text-properties officeooo:rsid="008c1e75"/>
    </style:style>
    <style:style style:name="T49" style:family="text">
      <style:text-properties officeooo:rsid="008c5298"/>
    </style:style>
    <style:style style:name="T50" style:family="text">
      <style:text-properties officeooo:rsid="008e445a"/>
    </style:style>
    <style:style style:name="T51" style:family="text">
      <style:text-properties officeooo:rsid="008ea6de"/>
    </style:style>
    <style:style style:name="T52" style:family="text">
      <style:text-properties officeooo:rsid="0090de01"/>
    </style:style>
    <style:style style:name="T53" style:family="text">
      <style:text-properties officeooo:rsid="00941267"/>
    </style:style>
    <style:style style:name="T54" style:family="text">
      <style:text-properties officeooo:rsid="00954e5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81"/>
      <text:p text:style-name="P81"/>
      <text:p text:style-name="P81"/>
      <text:p text:style-name="P81"/>
      <text:p text:style-name="Heading"><text:bookmark-start text:name="__RefHeading__1235_979383236"/><text:span text:style-name="T40">Relevamiento de kits, placas, procesadores y arquitecturas.</text:span><text:bookmark-end text:name="__RefHeading__1235_979383236"/></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3">Estudiante:</text:p>
      <text:p text:style-name="P84">Guillermo Pacheco</text:p>
      <text:p text:style-name="P83">Tutores: </text:p>
      <text:p text:style-name="P84">Andrés Aguirre</text:p>
      <text:p text:style-name="P84">Marcos Viera</text:p>
      <text:p text:style-name="P84">Jorge Visca</text:p>
      <text:p text:style-name="P84"/>
      <text:p text:style-name="P99"/>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Indice</text:p>
          </text:index-title>
          <text:p text:style-name="P76"><text:a xlink:type="simple" xlink:href="#__RefHeading__1235_979383236" text:style-name="Index_20_Link" text:visited-style-name="Index_20_Link">Relevamiento de Kits<text:tab/>1</text:a></text:p>
          <text:p text:style-name="P76"><text:a xlink:type="simple" xlink:href="#__RefHeading__1237_979383236" text:style-name="Index_20_Link" text:visited-style-name="Index_20_Link">Kits Arduino<text:tab/>2</text:a></text:p>
          <text:p text:style-name="P76"><text:a xlink:type="simple" xlink:href="#__RefHeading__1239_979383236" text:style-name="Index_20_Link" text:visited-style-name="Index_20_Link">Kits FischerTECHNIK<text:tab/>4</text:a></text:p>
          <text:p text:style-name="P76"><text:a xlink:type="simple" xlink:href="#__RefHeading__1241_979383236" text:style-name="Index_20_Link" text:visited-style-name="Index_20_Link">Kits Lego Mindstorms<text:tab/>5</text:a></text:p>
          <text:p text:style-name="P76"><text:a xlink:type="simple" xlink:href="#__RefHeading__1243_979383236" text:style-name="Index_20_Link" text:visited-style-name="Index_20_Link">Kits Mbed<text:tab/>6</text:a></text:p>
          <text:p text:style-name="P76"><text:a xlink:type="simple" xlink:href="#__RefHeading__1245_979383236" text:style-name="Index_20_Link" text:visited-style-name="Index_20_Link">Kits Robotis<text:tab/>7</text:a></text:p>
          <text:p text:style-name="P77"><text:a xlink:type="simple" xlink:href="#__RefHeading__1247_979383236" text:style-name="Index_20_Link" text:visited-style-name="Index_20_Link">Procesadores y arquitectura<text:tab/>7</text:a></text:p>
          <text:p text:style-name="P77"><text:a xlink:type="simple" xlink:href="#__RefHeading__1249_979383236" text:style-name="Index_20_Link" text:visited-style-name="Index_20_Link">Lenguajes<text:tab/>7</text:a></text:p>
          <text:p text:style-name="P77"><text:a xlink:type="simple" xlink:href="#__RefHeading__1251_979383236" text:style-name="Index_20_Link" text:visited-style-name="Index_20_Link">Herramientas de desarrollo<text:tab/>7</text:a></text:p>
          <text:p text:style-name="P76"><text:a xlink:type="simple" xlink:href="#__RefHeading__1253_979383236" text:style-name="Index_20_Link" text:visited-style-name="Index_20_Link">Kit USB4Butia<text:tab/>9</text:a></text:p>
          <text:p text:style-name="P77"><text:a xlink:type="simple" xlink:href="#__RefHeading__1255_979383236" text:style-name="Index_20_Link" text:visited-style-name="Index_20_Link">Procesadores y arquitectura<text:tab/>9</text:a></text:p>
          <text:p text:style-name="P77"><text:a xlink:type="simple" xlink:href="#__RefHeading__1257_979383236" text:style-name="Index_20_Link" text:visited-style-name="Index_20_Link">Lenguajes<text:tab/>9</text:a></text:p>
          <text:p text:style-name="P77"><text:a xlink:type="simple" xlink:href="#__RefHeading__1259_979383236" text:style-name="Index_20_Link" text:visited-style-name="Index_20_Link">Herramientas de desarrollo<text:tab/>9</text:a></text:p>
          <text:p text:style-name="P78"><text:a xlink:type="simple" xlink:href="#__RefHeading__1261_979383236" text:style-name="Index_20_Link" text:visited-style-name="Index_20_Link">Arquitecturas y microcontroladores<text:tab/>10</text:a></text:p>
          <text:p text:style-name="P76"><text:a xlink:type="simple" xlink:href="#__RefHeading__1263_979383236" text:style-name="Index_20_Link" text:visited-style-name="Index_20_Link">ARM<text:tab/>10</text:a></text:p>
          <text:p text:style-name="P79"><text:a xlink:type="simple" xlink:href="#__RefHeading__1265_979383236" text:style-name="Index_20_Link" text:visited-style-name="Index_20_Link">ARM Cortex-M0<text:tab/>10</text:a></text:p>
          <text:p text:style-name="P79"><text:a xlink:type="simple" xlink:href="#__RefHeading__1267_979383236" text:style-name="Index_20_Link" text:visited-style-name="Index_20_Link">ARM Cortex-M3 32 bit<text:tab/>10</text:a></text:p>
          <text:p text:style-name="P76"><text:a xlink:type="simple" xlink:href="#__RefHeading__1269_979383236" text:style-name="Index_20_Link" text:visited-style-name="Index_20_Link">Atmel<text:tab/>11</text:a></text:p>
          <text:p text:style-name="P77"><text:a xlink:type="simple" xlink:href="#__RefHeading__1271_979383236" text:style-name="Index_20_Link" text:visited-style-name="Index_20_Link">Basados en ARM Cortex<text:tab/>11</text:a></text:p>
          <text:p text:style-name="P77"><text:a xlink:type="simple" xlink:href="#__RefHeading__1273_979383236" text:style-name="Index_20_Link" text:visited-style-name="Index_20_Link">AVR<text:tab/>11</text:a></text:p>
          <text:p text:style-name="P79"><text:a xlink:type="simple" xlink:href="#__RefHeading__1275_979383236" text:style-name="Index_20_Link" text:visited-style-name="Index_20_Link">ATmega8<text:tab/>11</text:a></text:p>
          <text:p text:style-name="P79"><text:a xlink:type="simple" xlink:href="#__RefHeading__1277_979383236" text:style-name="Index_20_Link" text:visited-style-name="Index_20_Link">ATmega128<text:tab/>11</text:a></text:p>
          <text:p text:style-name="P79"><text:a xlink:type="simple" xlink:href="#__RefHeading__1279_979383236" text:style-name="Index_20_Link" text:visited-style-name="Index_20_Link">ATmega328<text:tab/>11</text:a></text:p>
          <text:p text:style-name="P77"><text:a xlink:type="simple" xlink:href="#__RefHeading__1281_979383236" text:style-name="Index_20_Link" text:visited-style-name="Index_20_Link">8052<text:tab/>11</text:a></text:p>
          <text:p text:style-name="P76"><text:a xlink:type="simple" xlink:href="#__RefHeading__1283_979383236" text:style-name="Index_20_Link" text:visited-style-name="Index_20_Link">Microchip<text:tab/>11</text:a></text:p>
          <text:p text:style-name="P79"><text:a xlink:type="simple" xlink:href="#__RefHeading__1285_979383236" text:style-name="Index_20_Link" text:visited-style-name="Index_20_Link">PIC18F4550<text:tab/>11</text:a></text:p>
          <text:p text:style-name="P78"><text:a xlink:type="simple" xlink:href="#__RefHeading__1287_979383236" text:style-name="Index_20_Link" text:visited-style-name="Index_20_Link">Referencias<text:tab/>13</text:a></text:p>
          <text:p text:style-name="P78"><text:a xlink:type="simple" xlink:href="#__RefHeading__1289_979383236" text:style-name="Index_20_Link" text:visited-style-name="Index_20_Link">1.http://arduino.cc (último acceso 28-04-2014)<text:tab/>13</text:a></text:p>
          <text:p text:style-name="P78"><text:a xlink:type="simple" xlink:href="#__RefHeading__1291_979383236" text:style-name="Index_20_Link" text:visited-style-name="Index_20_Link">2.http://www.fischertechnik.de/en/home.aspx (último acceso 28-04-2014)<text:tab/>13</text:a></text:p>
          <text:p text:style-name="P78"><text:a xlink:type="simple" xlink:href="#__RefHeading__1533_979383236" text:style-name="Index_20_Link" text:visited-style-name="Index_20_Link">3.http://www.lego.com/en-us/mindstorms (último acceso 28-04-2014)<text:tab/>13</text:a></text:p>
          <text:p text:style-name="P78"><text:a xlink:type="simple" xlink:href="#__RefHeading__1293_979383236" text:style-name="Index_20_Link" text:visited-style-name="Index_20_Link">4.http://mbed.org (último acceso 28-04-2014)<text:tab/>13</text:a></text:p>
          <text:p text:style-name="P78"><text:a xlink:type="simple" xlink:href="#__RefHeading__1295_979383236" text:style-name="Index_20_Link" text:visited-style-name="Index_20_Link">5.http://www.robotis.com/xe (último acceso 28-04-2014)<text:tab/>13</text:a></text:p>
          <text:p text:style-name="P78"><text:a xlink:type="simple" xlink:href="#__RefHeading__1297_979383236" text:style-name="Index_20_Link" text:visited-style-name="Index_20_Link">6.http://www.fing.edu.uy/inco/grupos/mina/pGrado/pgusb/ Proyecto de grado USB4all (último acceso 26-04-2014)<text:tab/>13</text:a></text:p>
          <text:p text:style-name="P78"><text:a xlink:type="simple" xlink:href="#__RefHeading__1299_979383236" text:style-name="Index_20_Link" text:visited-style-name="Index_20_Link">7.http://www.fing.edu.uy/inco/proyectos/butia/mediawiki/index.php/USB4buti%C3%A1 Placa USB4Butiá (último acceso 26-04-2014)<text:tab/>13</text:a></text:p>
          <text:p text:style-name="P78"><text:a xlink:type="simple" xlink:href="#__RefHeading__1301_979383236" text:style-name="Index_20_Link" text:visited-style-name="Index_20_Link">8.http://www.fing.edu.uy/inco/proyectos/butia/mediawiki/index.php/Butia2 Robot Butiá 2.0 (último acceso 26-04-2014)<text:tab/>13</text:a></text:p>
          <text:p text:style-name="P78"><text:a xlink:type="simple" xlink:href="#__RefHeading__1303_979383236" text:style-name="Index_20_Link" text:visited-style-name="Index_20_Link">9.http://www.arm.com (último acceso 28-04-2014)<text:tab/>13</text:a></text:p>
          <text:p text:style-name="P78"><text:a xlink:type="simple" xlink:href="#__RefHeading__1305_979383236" text:style-name="Index_20_Link" text:visited-style-name="Index_20_Link">10.http://www.atmel.com (último acceso 28-04-2014)<text:tab/>13</text:a></text:p>
          <text:p text:style-name="P78"><text:a xlink:type="simple" xlink:href="#__RefHeading__1307_979383236" text:style-name="Index_20_Link" text:visited-style-name="Index_20_Link">11.http://www.digikey.com (último acceso 28-04-2014)<text:tab/>13</text:a></text:p>
          <text:p text:style-name="P78"><text:a xlink:type="simple" xlink:href="#__RefHeading__1309_979383236" text:style-name="Index_20_Link" text:visited-style-name="Index_20_Link">Glosario<text:tab/>14</text:a></text:p>
        </text:index-body>
      </text:table-of-content>
      <text:p text:style-name="P82"/>
      <text:p text:style-name="P99"/>
      <text:h text:style-name="P101" text:outline-level="2"><text:bookmark-start text:name="__RefHeading__1237_979383236"/><text:span text:style-name="T1">Kits Arduino</text:span><text:bookmark-end text:name="__RefHeading__1237_979383236"/></text:h>
      <text:p text:style-name="P22"><text:span text:style-name="T25">Arduino es una plataforma abierta de prototipado, basada en software y hardware flexible fácil de usar. Está pensada para ser usada por diseñadores, artistas, como hobby, para crear objetos y ambientes interactivos. Entre sus productos, hay placas y kits de componentes.</text:span></text:p>
      <text:p text:style-name="P85">Los kits de arduino generalmente tienen interfaz usb con soporte para programarlo usando la propia placa sin necesidad de un programador por hardware. También los pines de entrada/salida del microprocesador están diseñados para poder colocar fácilmente cables y conectar periféricos sin necesidad de soldar. </text:p>
      <text:p text:style-name="P85">También incluyen leds y botones para resetear la placa o utilizarlos como sensor.</text:p>
      <text:p text:style-name="P23"><text:span text:style-name="T34">Un IDE que utiliza una implementación de gcc para la arquitectura avr puede ser utilizado para programar sobre los kits. Variedad de librerías y abstracciones de sensores, actuadores, protocolos de comunicación, ya están implementados y pueden ser usados en los kits.</text:span></text:p>
      <text:p text:style-name="P19"><text:span text:style-name="T26">Procesadores y arq</text:span><text:span text:style-name="T27">uitectura: </text:span><text:span text:style-name="T28">Atmel, </text:span><text:span text:style-name="T29">algunos con </text:span><text:span text:style-name="T28">arquitectura ARM </text:span><text:span text:style-name="T29">otros AVR</text:span><text:span text:style-name="T28">.</text:span></text:p>
      <text:p text:style-name="P1">Lenguaje estándar: <text:span text:style-name="T10">C.</text:span></text:p>
      <text:p text:style-name="P1">Herramientas de desarrollo:<text:span text:style-name="T32"> </text:span><text:span text:style-name="T33">Arduino Ide</text:span></text:p>
      <table:table table:name="Kit1" table:style-name="Kit1">
        <table:table-column table:style-name="Kit1.A"/>
        <table:table-column table:style-name="Kit1.B"/>
        <table:table-row>
          <table:table-cell table:style-name="Kit1.A1" office:value-type="string">
            <text:p text:style-name="P32">Kit:</text:p>
          </table:table-cell>
          <table:table-cell table:style-name="Kit1.B1" office:value-type="string">
            <text:p text:style-name="P38">Arduino Uno</text:p>
          </table:table-cell>
        </table:table-row>
        <table:table-row>
          <table:table-cell table:style-name="Kit1.A2" office:value-type="string">
            <text:p text:style-name="P38">Web:</text:p>
          </table:table-cell>
          <table:table-cell table:style-name="Kit1.B2" office:value-type="string">
            <text:p text:style-name="P26"><text:a xlink:type="simple" xlink:href="http://arduino.cc/en/Main/ArduinoBoardUno"><text:span text:style-name="T3">http://arduino.cc/en/Main/ArduinoBoardUno</text:span></text:a></text:p>
          </table:table-cell>
        </table:table-row>
        <table:table-row>
          <table:table-cell table:style-name="Kit1.A2" office:value-type="string">
            <text:p text:style-name="P71">Características generales:</text:p>
          </table:table-cell>
          <table:table-cell table:style-name="Kit1.B2" office:value-type="string">
            <text:p text:style-name="P120">Es una placa basada en el microcontrolador ATmega328. </text:p>
            <text:p text:style-name="P121">0.5 kb de la memoria flash son utilizados por bootloader.</text:p>
            <text:p text:style-name="P120">Existe una placa construida en uruguay llamada Urduino328, la cuál es compatible con la Arduino Uno y tiene un costo aproximado de 50 dólares.</text:p>
          </table:table-cell>
        </table:table-row>
        <table:table-row>
          <table:table-cell table:style-name="Kit1.A2" office:value-type="string">
            <text:p text:style-name="P32"><text:span text:style-name="T35">Microcontrolador</text:span>:</text:p>
          </table:table-cell>
          <table:table-cell table:style-name="Kit1.B2" office:value-type="string">
            <text:p text:style-name="P38">ATmega328</text:p>
          </table:table-cell>
        </table:table-row>
      </table:table>
      <text:p text:style-name="P2"/>
      <table:table table:name="Table4" table:style-name="Table4">
        <table:table-column table:style-name="Table4.A"/>
        <table:table-column table:style-name="Table4.B"/>
        <table:table-row>
          <table:table-cell table:style-name="Table4.A1" office:value-type="string">
            <text:p text:style-name="P33">Kit:</text:p>
          </table:table-cell>
          <table:table-cell table:style-name="Table4.B1" office:value-type="string">
            <text:p text:style-name="P27"><text:span text:style-name="T3">Arduino Leonardo</text:span></text:p>
          </table:table-cell>
        </table:table-row>
        <table:table-row>
          <table:table-cell table:style-name="Table4.A2" office:value-type="string">
            <text:p text:style-name="P39">Web:</text:p>
          </table:table-cell>
          <table:table-cell table:style-name="Table4.B2" office:value-type="string">
            <text:p text:style-name="P61"><text:a xlink:type="simple" xlink:href="http://arduino.cc/en/Main/ArduinoBoardLeonardo"><text:span text:style-name="T34">http://arduino.cc/en/Main/ArduinoBoardLeonardo</text:span></text:a></text:p>
          </table:table-cell>
        </table:table-row>
        <table:table-row>
          <table:table-cell table:style-name="Table4.A2" office:value-type="string">
            <text:p text:style-name="P72">Características generales:</text:p>
          </table:table-cell>
          <table:table-cell table:style-name="Table4.B2" office:value-type="string">
            <text:p text:style-name="P61"><text:span text:style-name="T34">Es una placa basada en el microcontrolador ATmega32u4. Tiene 20 pins de entrada/salida digitales, frecuencia de 16 MHz y conección micro USB. </text:span></text:p>
            <text:p text:style-name="P121">La diferencia principal con otras placas es que el microcontrolador permite la comunicación usb sin necesidad de un microcontrolador secundario que la implemente.</text:p>
            <text:p text:style-name="P121">Un bootloader es incluído, el cuál se puede utilizar para programar la placa sin un programador por hardware. Éste bootloader ocupa 4 kb de la memoria Flash del microcontrolador, puede ser eliminado pero teniendo en cuenta que luego no se cuenta con su funcionalidad.</text:p>
          </table:table-cell>
        </table:table-row>
        <table:table-row>
          <table:table-cell table:style-name="Table4.A2" office:value-type="string">
            <text:p text:style-name="P33"><text:span text:style-name="T35">Microcontrolador</text:span>:</text:p>
          </table:table-cell>
          <table:table-cell table:style-name="Table4.B2" office:value-type="string">
            <text:p text:style-name="P121">ATmega32u4</text:p>
          </table:table-cell>
        </table:table-row>
      </table:table>
      <text:h text:style-name="P102" text:outline-level="2"/>
      <table:table table:name="Table5" table:style-name="Table5">
        <table:table-column table:style-name="Table5.A"/>
        <table:table-column table:style-name="Table5.B"/>
        <table:table-row>
          <table:table-cell table:style-name="Table5.A1" office:value-type="string">
            <text:p text:style-name="P120">Kit:</text:p>
          </table:table-cell>
          <table:table-cell table:style-name="Table5.B1" office:value-type="string">
            <text:p text:style-name="P41"><text:span text:style-name="T36">Arduino Due</text:span></text:p>
          </table:table-cell>
        </table:table-row>
        <table:table-row>
          <table:table-cell table:style-name="Table5.A2" office:value-type="string">
            <text:p text:style-name="P122">Web: </text:p>
          </table:table-cell>
          <table:table-cell table:style-name="Table5.B2" office:value-type="string">
            <text:p text:style-name="P62"><text:a xlink:type="simple" xlink:href="http://arduino.cc/en/Main/ArduinoBoardDue"><text:span text:style-name="T37">http://arduino.cc/en/Main/ArduinoBoardDue</text:span></text:a></text:p>
          </table:table-cell>
        </table:table-row>
        <table:table-row>
          <table:table-cell table:style-name="Table5.A2" office:value-type="string">
            <text:p text:style-name="P122">Características:</text:p>
          </table:table-cell>
          <table:table-cell table:style-name="Table5.B2" office:value-type="string">
            <text:p text:style-name="P122">Es la primer placa arduino basada en la arquitectura ARM de 32 bits. Tiene 54 pins de entrada/salida digital, 12 de los cuáles pueden ser usados como salidas PWM. 12 entradas analógicas, un reloj de 84 MHz integrado, conección USB, 2 convertidores digital-analógico. Un botón de reset y un botón de borrado.</text:p>
            <text:p text:style-name="P122">A diferencia de otras placas, ésta placa corre con un voltaje de 3.3V.</text:p>
            <text:p text:style-name="P64"><text:span text:style-name="T37">La mejora sustancial con respecto a otras placas, puede ejecutarhttp://arduino.cc/en/Main/Robot operaciones sobre 4 bytes en un sólo ciclo de reloj, tiene una frecuencia alta de reloj, 96 kbytes de SRAM, 512 kb de memoria flash para código y un controlador DMA para liberar el CPU de tareas basadas en muchos accesos a memoria.</text:span></text:p>
            <text:p text:style-name="P122">El bootloader que incluye viene de fábrica y está en una ROM dedicada, por lo que no ocupa espacio de la memoria Flash.</text:p>
          </table:table-cell>
        </table:table-row>
        <table:table-row>
          <table:table-cell table:style-name="Table5.A2" office:value-type="string">
            <text:p text:style-name="P128">Microcontrolador:</text:p>
          </table:table-cell>
          <table:table-cell table:style-name="Table5.B2" office:value-type="string">
            <text:p text:style-name="P27">Atmel SAM3X8E ARM Cortex-M3</text:p>
          </table:table-cell>
        </table:table-row>
      </table:table>
      <text:p text:style-name="P86"/>
      <table:table table:name="Table6" table:style-name="Table6">
        <table:table-column table:style-name="Table6.A"/>
        <table:table-column table:style-name="Table6.B"/>
        <table:table-row>
          <table:table-cell table:style-name="Table6.A1" office:value-type="string">
            <text:p text:style-name="P123">Kit:</text:p>
          </table:table-cell>
          <table:table-cell table:style-name="Table6.B1" office:value-type="string">
            <text:p text:style-name="P123">Arduino Robot</text:p>
          </table:table-cell>
        </table:table-row>
        <table:table-row>
          <table:table-cell table:style-name="Table6.A2" office:value-type="string">
            <text:p text:style-name="P123">Web:</text:p>
          </table:table-cell>
          <table:table-cell table:style-name="Table6.B2" office:value-type="string">
            <text:p text:style-name="P63"><text:a xlink:type="simple" xlink:href="http://arduino.cc/en/Main/Robot"><text:span text:style-name="T38">http://arduino.cc/en/Main/Robot</text:span></text:a></text:p>
          </table:table-cell>
        </table:table-row>
        <table:table-row>
          <table:table-cell table:style-name="Table6.A2" office:value-type="string">
            <text:p text:style-name="P129">Características:</text:p>
          </table:table-cell>
          <table:table-cell table:style-name="Table6.B2" office:value-type="string">
            <text:p text:style-name="P123">Es el primer Arduino sobre ruedas oficial. Cuenta con dos procesadores, cada uno sobre una placa. Hay una placa utilizada para controlar los motores, y otra placa de control que maneja los sensores y decide como operar.</text:p>
            <text:p text:style-name="P123">Cada placa se puede programar por separado usando el IDE Arduino. Alguons de los pines de la placa ya están mapeados a sensores y actuadores.</text:p>
            <text:p text:style-name="P123">El chasis cuenta con una brújula, un parlante, un panel de control de 5 botones, leds, conexiones I2C, dos ruedas y sensores infrarrojos. También tiene zonas de prototipado.</text:p>
          </table:table-cell>
        </table:table-row>
        <table:table-row>
          <table:table-cell table:style-name="Table6.A2" office:value-type="string">
            <text:p text:style-name="P123">Microcontrolador:</text:p>
          </table:table-cell>
          <table:table-cell table:style-name="Table6.B2" office:value-type="string">
            <text:p text:style-name="P123">2 microcontroladores ATmega32u4</text:p>
          </table:table-cell>
        </table:table-row>
      </table:table>
      <text:h text:style-name="P106" text:outline-level="2"/>
      <text:h text:style-name="P110" text:outline-level="2"><text:bookmark-start text:name="__RefHeading__1239_979383236"/><text:span text:style-name="T1">Kits FischerTECHNIK</text:span><text:bookmark-end text:name="__RefHeading__1239_979383236"/></text:h>
      <table:table table:name="Table15" table:style-name="Table15">
        <table:table-column table:style-name="Table15.A"/>
        <table:table-column table:style-name="Table15.B"/>
        <table:table-row>
          <table:table-cell table:style-name="Table15.A1" office:value-type="string">
            <text:p text:style-name="P34">Kit:</text:p>
          </table:table-cell>
          <table:table-cell table:style-name="Table15.B1" office:value-type="string">
            <text:p text:style-name="P30"><text:span text:style-name="T6">ROBO TX Controller</text:span></text:p>
          </table:table-cell>
        </table:table-row>
        <table:table-row>
          <table:table-cell table:style-name="Table15.A2" office:value-type="string">
            <text:p text:style-name="P40">Webpage:</text:p>
          </table:table-cell>
          <table:table-cell table:style-name="Table15.B2" office:value-type="string">
            <text:p text:style-name="P31"><text:a xlink:type="simple" xlink:href="http://www.fischertechnik.de/en/Home/info/computing/ROBO-TX-Controller.aspx/usetemplate-1_column_no_pano/"><text:span text:style-name="T7">http://www.fischertechnik.de/en/Home/info/computing/ROBO-TX-Controller.aspx/usetemplate-1_column_no_pano/</text:span></text:a></text:p>
          </table:table-cell>
        </table:table-row>
        <table:table-row>
          <table:table-cell table:style-name="Table15.A2" office:value-type="string">
            <text:p text:style-name="P34">Procesador:</text:p>
          </table:table-cell>
          <table:table-cell table:style-name="Table15.B2" office:value-type="string">
            <text:p text:style-name="P42">32-bit processor, 200 MHz.</text:p>
          </table:table-cell>
        </table:table-row>
      </table:table>
      <text:h text:style-name="P109" text:outline-level="2"><text:bookmark-start text:name="__RefHeading__1241_979383236"/><text:span text:style-name="T1">Kits Lego Mindstorms</text:span><text:bookmark-end text:name="__RefHeading__1241_979383236"/></text:h>
      <table:table table:name="Table14" table:style-name="Table14">
        <table:table-column table:style-name="Table14.A"/>
        <table:table-column table:style-name="Table14.B"/>
        <table:table-row>
          <table:table-cell table:style-name="Table14.A1" office:value-type="string">
            <text:p text:style-name="P34">Kit:</text:p>
          </table:table-cell>
          <table:table-cell table:style-name="Table14.B1" office:value-type="string">
            <text:p text:style-name="P43">NXT Intelligent brick</text:p>
          </table:table-cell>
        </table:table-row>
        <table:table-row>
          <table:table-cell table:style-name="Table14.A2" office:value-type="string">
            <text:p text:style-name="P40">Webpage:</text:p>
          </table:table-cell>
          <table:table-cell table:style-name="Table14.B2" office:value-type="string">
            <text:p text:style-name="P29"><text:a xlink:type="simple" xlink:href="http://shop.lego.com/en-US/NXT-Intelligent-Brick-9841"><text:span text:style-name="T5">http://shop.lego.com/en-US/NXT-Intelligent-Brick-9841</text:span></text:a></text:p>
          </table:table-cell>
        </table:table-row>
        <table:table-row>
          <table:table-cell table:style-name="Table14.A2" office:value-type="string">
            <text:p text:style-name="P34">Procesador:</text:p>
          </table:table-cell>
          <table:table-cell table:style-name="Table14.B2" office:value-type="string">
            <text:p text:style-name="P43">32-bit ARM7 microprocessor</text:p>
          </table:table-cell>
        </table:table-row>
        <table:table-row>
          <table:table-cell table:style-name="Table14.A2" office:value-type="string">
            <text:p text:style-name="P43">Interfaces:</text:p>
          </table:table-cell>
          <table:table-cell table:style-name="Table14.B2" office:value-type="string">
            <text:p text:style-name="P43">Support for Bluetooth, 1 USB 2.0 port, 4 input ports, 3 output ports.</text:p>
          </table:table-cell>
        </table:table-row>
        <table:table-row>
          <table:table-cell table:style-name="Table14.A2" office:value-type="string">
            <text:p text:style-name="P40">Precio estimado:</text:p>
          </table:table-cell>
          <table:table-cell table:style-name="Table14.B2" office:value-type="string">
            <text:p text:style-name="P43">US$ 149.99</text:p>
          </table:table-cell>
        </table:table-row>
      </table:table>
      <text:h text:style-name="P103" text:outline-level="2"/>
      <text:h text:style-name="P111" text:outline-level="2"><text:bookmark-start text:name="__RefHeading__1243_979383236"/>Kits Mbed<text:bookmark-end text:name="__RefHeading__1243_979383236"/></text:h>
      <text:p text:style-name="P97">Los kits de Mbed están diseñados para prototipar rápidamente. <text:span text:style-name="T50">Mbed desarrolló herramientas web colaborativas como ser un IDE web y interfaz web con control de versiones, donde se pueden publicar proyectos, extender y colaborar con proyectos de otros usuarios.</text:span></text:p>
      <text:p text:style-name="P98">También hay variedad de bibliotecas desarrolladas para los kits mbed, que implementan funcionalidades básicas como ser protocolos de comunicación <text:span text:style-name="T51">y </text:span>otros.</text:p>
      <text:h text:style-name="Heading_20_3" text:outline-level="3"><text:span text:style-name="T1">Procesadores y arquitectura:</text:span></text:h>
      <text:p text:style-name="P95"><text:span text:style-name="T1"><text:s text:c="2"/>ARM Cortex-M3 (ARM)</text:span></text:p>
      <text:p text:style-name="P95"><text:s text:c="2"/><text:span text:style-name="T45">ARM Cortex-M0 (ARM)</text:span></text:p>
      <text:h text:style-name="Heading_20_3" text:outline-level="3">Herramientas <text:span text:style-name="T52">de desarrollo</text:span>:</text:h>
      <text:p text:style-name="P96"><text:s text:c="2"/>Mbed Online Compiler. Compilador web de mbed para aplicaciones. </text:p>
      <text:p text:style-name="P96"><text:s text:c="2"/>Entorno web para crear aplicaciones y herramienta de control de versiones basada en Mercurial integrada. <text:span text:style-name="T46">Las aplicaciones pueden ser cargadas en las placas usando el entorno web sin necesitar drivers extra ni instalación del compilador.</text:span></text:p>
      <text:p text:style-name="P96"><text:s text:c="2"/><text:span text:style-name="T53">SDK C/C++ especializado para mbed.</text:span></text:p>
      <text:p text:style-name="P96"><text:s text:c="2"/><text:span text:style-name="T54">También existe un HDK (Hardware development kit) para diseño de hardware especializado.</text:span></text:p>
      <table:table table:name="Table12" table:style-name="Table12">
        <table:table-column table:style-name="Table12.A"/>
        <table:table-column table:style-name="Table12.B"/>
        <table:table-row>
          <table:table-cell table:style-name="Table12.A1" office:value-type="string">
            <text:p text:style-name="P35">Kit:</text:p>
          </table:table-cell>
          <table:table-cell table:style-name="Table12.B1" office:value-type="string">
            <text:p text:style-name="P44">NXP LPC11U24</text:p>
          </table:table-cell>
        </table:table-row>
        <table:table-row>
          <table:table-cell table:style-name="Table12.A2" office:value-type="string">
            <text:p text:style-name="P44">Homepage:</text:p>
          </table:table-cell>
          <table:table-cell table:style-name="Table12.B2" office:value-type="string">
            <text:p text:style-name="P28"><text:a xlink:type="simple" xlink:href="https://mbed.org/handbook/mbed-NXP-LPC11U24"><text:span text:style-name="T4">https://mbed.org/handbook/mbed-NXP-LPC11U24</text:span></text:a></text:p>
          </table:table-cell>
        </table:table-row>
        <table:table-row>
          <table:table-cell table:style-name="Table12.A2" office:value-type="string">
            <text:p text:style-name="P126">Características:</text:p>
          </table:table-cell>
          <table:table-cell table:style-name="Table12.B2" office:value-type="string">
            <text:p text:style-name="P126">Diseñada para prototipado rápido, programador USB integrado, aplicaciones de bajo consumo eléctrico.</text:p>
            <text:p text:style-name="P127">8KB RAM, 32KB FLASH</text:p>
            <text:p text:style-name="P127">USB, 2xSPI, I2C, UART, 6xADC, GPIO </text:p>
          </table:table-cell>
        </table:table-row>
        <table:table-row>
          <table:table-cell table:style-name="Table12.A2" office:value-type="string">
            <text:p text:style-name="P35">Procesador:</text:p>
          </table:table-cell>
          <table:table-cell table:style-name="Table12.B2" office:value-type="string">
            <text:p text:style-name="P44">32-bit ARM Cortex-M0, <text:span text:style-name="T49">48MHz</text:span></text:p>
          </table:table-cell>
        </table:table-row>
      </table:table>
      <text:p text:style-name="P3"/>
      <table:table table:name="Table13" table:style-name="Table13">
        <table:table-column table:style-name="Table13.A"/>
        <table:table-column table:style-name="Table13.B"/>
        <table:table-row>
          <table:table-cell table:style-name="Table13.A1" office:value-type="string">
            <text:p text:style-name="P35">Kit:</text:p>
          </table:table-cell>
          <table:table-cell table:style-name="Table13.B1" office:value-type="string">
            <text:p text:style-name="P44">NXP LPC1768</text:p>
          </table:table-cell>
        </table:table-row>
        <table:table-row>
          <table:table-cell table:style-name="Table13.A2" office:value-type="string">
            <text:p text:style-name="P44">Homepage:</text:p>
          </table:table-cell>
          <table:table-cell table:style-name="Table13.B2" office:value-type="string">
            <text:p text:style-name="P28"><text:a xlink:type="simple" xlink:href="http://mbed.org/platforms/mbed-LPC1768/"><text:span text:style-name="T4">http://mbed.org/platforms/mbed-LPC1768/</text:span></text:a></text:p>
          </table:table-cell>
        </table:table-row>
        <table:table-row>
          <table:table-cell table:style-name="Table13.A4" office:value-type="string">
            <text:p text:style-name="P35">Características generales:</text:p>
          </table:table-cell>
          <table:table-cell table:style-name="Table13.B3" office:value-type="string">
            <text:p text:style-name="P44">Diseñada para prototipado rápido de aplicaciones de microcontroladores en general, Ethernet, USB.</text:p>
            <text:p text:style-name="P44">Tiene flexibilidad para varios periféricos y memoria FLASH.</text:p>
            <text:p text:style-name="P125">Ethernet, USB Host y Device, 2xSPI, 2xI2C, 3xUART, CAN, 6xPWM, 6xADC, GPIO.</text:p>
            <text:p text:style-name="P125">40 pines <text:span text:style-name="T48">de entrada/salida</text:span>.</text:p>
            <text:p text:style-name="P125"><text:span text:style-name="T47">Interfaz de programación por USB integrada </text:span>(drag and drop <text:span text:style-name="T47">programmer</text:span>)</text:p>
          </table:table-cell>
        </table:table-row>
        <table:table-row>
          <table:table-cell table:style-name="Table13.A4" office:value-type="string">
            <text:p text:style-name="P35">Procesador:</text:p>
          </table:table-cell>
          <table:table-cell table:style-name="Table13.B4" office:value-type="string">
            <text:p text:style-name="P44">32-bit ARM Cortex-M3, 96MHz</text:p>
          </table:table-cell>
        </table:table-row>
        <table:table-row>
          <table:table-cell table:style-name="Table13.A5" office:value-type="string">
            <text:p text:style-name="P44">Memoria:</text:p>
          </table:table-cell>
          <table:table-cell table:style-name="Table13.B5" office:value-type="string">
            <text:p text:style-name="P44">512kb FLASH, 32kb RAM</text:p>
          </table:table-cell>
        </table:table-row>
      </table:table>
      <text:h text:style-name="P104" text:outline-level="2"/>
      <text:h text:style-name="P113" text:outline-level="2"><text:bookmark-start text:name="__RefHeading__1245_979383236"/><text:span text:style-name="T1">Kits Robotis</text:span><text:bookmark-end text:name="__RefHeading__1245_979383236"/></text:h>
      <text:p text:style-name="P16">La empresa robotis apunta a desarrollar robots para uso educativo, así como una gama de robots para uso competitivo. Los kits de Robotis están diseñados para uso final, es decir, proveen los controladores, así como los componentes para armar la estructura, sensores y actuadores. También la intención es que para el uso de los kits se utilicen sus herramientas de desarrollo.</text:p>
      <text:h text:style-name="Heading_20_3" text:outline-level="3"><text:bookmark-start text:name="__RefHeading__1247_979383236"/>Procesadores y arquitectura<text:bookmark-end text:name="__RefHeading__1247_979383236"/></text:h>
      <text:p text:style-name="P4"><text:s text:c="2"/><text:span text:style-name="T14">CM-510, controlador ATMega128. Arquitectura AVR.</text:span></text:p>
      <text:p text:style-name="P9"><text:s text:c="2"/>CM-530, controlador ARM Cortex M3 de 32bit. Arquitectura ARM.</text:p>
      <text:p text:style-name="P9"><text:s text:c="2"/><text:span text:style-name="T21">CM-100A, controlador ATMega 8.</text:span></text:p>
      <text:h text:style-name="Heading_20_3" text:outline-level="3"><text:bookmark-start text:name="__RefHeading__1249_979383236"/><text:span text:style-name="T14">Lenguajes</text:span><text:bookmark-end text:name="__RefHeading__1249_979383236"/></text:h>
      <text:p text:style-name="P6"><text:span text:style-name="T14"><text:s text:c="2"/>C embebido. Archivos .tsk, lenguaje Task.</text:span></text:p>
      <text:h text:style-name="P130" text:outline-level="3"><text:bookmark-start text:name="__RefHeading__1251_979383236"/>Herramientas de desarrollo<text:bookmark-end text:name="__RefHeading__1251_979383236"/></text:h>
      <text:p text:style-name="P6"><text:span text:style-name="T14"><text:s text:c="2"/>IDE RoboPlus, se pueden generar tareas, movimientos programados del robot en base a movimiento de motores y un diseño tridimensional. Se pueden editar las tareas generadas en el entorno de desarrollo.</text:span></text:p>
      <table:table table:name="Table1" table:style-name="Table1">
        <table:table-column table:style-name="Table1.A"/>
        <table:table-column table:style-name="Table1.B"/>
        <table:table-row>
          <table:table-cell table:style-name="Table1.A1" office:value-type="string">
            <text:p text:style-name="P32">Kit:</text:p>
          </table:table-cell>
          <table:table-cell table:style-name="Table1.B1" office:value-type="string">
            <text:p text:style-name="P32">Bioloid <text:span text:style-name="T8">STEM</text:span></text:p>
          </table:table-cell>
        </table:table-row>
        <table:table-row>
          <table:table-cell table:style-name="Table1.A2" office:value-type="string">
            <text:p text:style-name="P32">Características generales:</text:p>
          </table:table-cell>
          <table:table-cell table:style-name="Table1.B2" office:value-type="string">
            <text:p text:style-name="P48">Creado para uso educativo y competencias robóticas. El kit provee el hardware y clases enseñando a construir distintos robots para distintos usos, involucrando conceptos de ciencias, tecnología, ingeniería y matemáticas.</text:p>
          </table:table-cell>
        </table:table-row>
        <table:table-row>
          <table:table-cell table:style-name="Table1.A2" office:value-type="string">
            <text:p text:style-name="P32"><text:span text:style-name="T14">Controlador</text:span>:</text:p>
          </table:table-cell>
          <table:table-cell table:style-name="Table1.B2" office:value-type="string">
            <text:p text:style-name="P49">CM-530</text:p>
          </table:table-cell>
        </table:table-row>
        <table:table-row>
          <table:table-cell table:style-name="Table1.A2" office:value-type="string">
            <text:p text:style-name="P48">Componentes:</text:p>
          </table:table-cell>
          <table:table-cell table:style-name="Table1.B2" office:value-type="string">
            <text:p text:style-name="P47"><text:span text:style-name="T17">Sensor Infrarrojo, array de 7 sensores infrarrojos (detectan objetos), alimentación con 6 baterías AA o LR6, control remoto y receptor, 6 motores dinamixel (2 AX-12W de alta velocidad para funcionar como ejes de ruedas y 4 AX-12A). Contiene un kit de piezas y partes para dar estructura, compatible con las piezas del kit Robotis OLLO.</text:span></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36">Kit:</text:p>
          </table:table-cell>
          <table:table-cell table:style-name="Table16.B1" office:value-type="string">
            <text:p text:style-name="P36">Bioloid <text:span text:style-name="T8">Premium</text:span></text:p>
          </table:table-cell>
        </table:table-row>
        <table:table-row>
          <table:table-cell table:style-name="Table16.A2" office:value-type="string">
            <text:p text:style-name="P36">Características generales:</text:p>
          </table:table-cell>
          <table:table-cell table:style-name="Table16.B2" office:value-type="string">
            <text:p text:style-name="P73">Diseñado para educación, competiciones y entretenimiento. <text:span text:style-name="T18">Se pueden construir variedad de robots de ejemplo como humanoide, araña, animales. El kit contiene 29 ejemplos de robot y programas de ejemplo.</text:span></text:p>
          </table:table-cell>
        </table:table-row>
        <table:table-row>
          <table:table-cell table:style-name="Table16.A2" office:value-type="string">
            <text:p text:style-name="P36"><text:span text:style-name="T18">Controlador</text:span>:</text:p>
          </table:table-cell>
          <table:table-cell table:style-name="Table16.B2" office:value-type="string">
            <text:p text:style-name="P48">CM-530</text:p>
          </table:table-cell>
        </table:table-row>
        <table:table-row>
          <table:table-cell table:style-name="Table16.A2" office:value-type="string">
            <text:p text:style-name="P50">Componentes:</text:p>
          </table:table-cell>
          <table:table-cell table:style-name="Table16.B2" office:value-type="string">
            <text:p text:style-name="P50">18 motores dinamixel (AX-12A), batería Li-Po, sensor giroscópico, receptor infrarrojo, control remoto y receptor, sensor de distancia, sensor infrarrojo para detección de objetos. Contiene kit de piezas para armar esqueleto compatibles con OLLO.</text:p>
          </table:table-cell>
        </table:table-row>
      </table:table>
      <text:p text:style-name="P66"/>
      <table:table table:name="Table17" table:style-name="Table17">
        <table:table-column table:style-name="Table17.A"/>
        <table:table-column table:style-name="Table17.B"/>
        <table:table-row>
          <table:table-cell table:style-name="Table17.A1" office:value-type="string">
            <text:p text:style-name="P36">Kit:</text:p>
          </table:table-cell>
          <table:table-cell table:style-name="Table17.B1" office:value-type="string">
            <text:p text:style-name="P36">Bioloid <text:span text:style-name="T8">GP</text:span></text:p>
          </table:table-cell>
        </table:table-row>
        <table:table-row>
          <table:table-cell table:style-name="Table17.A2" office:value-type="string">
            <text:p text:style-name="P36">Características generales:</text:p>
          </table:table-cell>
          <table:table-cell table:style-name="Table17.B2" office:value-type="string">
            <text:p text:style-name="P54"><text:span text:style-name="T19">Humanoide optimizado para competencias robóticas. Esqueleto liviano y resistente. Instrucciones para jugar al fútbol y hacer tareas de recolección pre-programadas. Ajuste automático de postura con sensor giroscópico.</text:span></text:p>
          </table:table-cell>
        </table:table-row>
        <table:table-row>
          <table:table-cell table:style-name="Table17.A2" office:value-type="string">
            <text:p text:style-name="P36"><text:span text:style-name="T19">Controlador</text:span>:</text:p>
          </table:table-cell>
          <table:table-cell table:style-name="Table17.B2" office:value-type="string">
            <text:p text:style-name="P51">CM-530</text:p>
          </table:table-cell>
        </table:table-row>
        <table:table-row>
          <table:table-cell table:style-name="Table17.A2" office:value-type="string">
            <text:p text:style-name="P57">Componentes:</text:p>
          </table:table-cell>
          <table:table-cell table:style-name="Table17.B2" office:value-type="string">
            <text:p text:style-name="P57">18 motores dinamixel (8xAX-12A, 10xAX-18A), batería Li-Po, sensor giroscópico, control remoto y receptor, sensor de distancia, marco de piezas de aluminio.</text:p>
          </table:table-cell>
        </table:table-row>
      </table:table>
      <text:p text:style-name="P67"/>
      <table:table table:name="Table2" table:style-name="Table2">
        <table:table-column table:style-name="Table2.A"/>
        <table:table-column table:style-name="Table2.B"/>
        <table:table-row>
          <table:table-cell table:style-name="Table2.A1" office:value-type="string">
            <text:p text:style-name="P32">Kit:</text:p>
          </table:table-cell>
          <table:table-cell table:style-name="Table2.B1" office:value-type="string">
            <text:p text:style-name="P32">Ollo</text:p>
          </table:table-cell>
        </table:table-row>
        <table:table-row>
          <table:table-cell table:style-name="Table2.A2" office:value-type="string">
            <text:p text:style-name="P32">Características generales:</text:p>
          </table:table-cell>
          <table:table-cell table:style-name="Table2.B2" office:value-type="string">
            <text:p text:style-name="P58">Diseñado para aprender y jugar con robots. Incluye variedad de piezas interconectables. </text:p>
            <text:p text:style-name="P58">Los circuitos están ocultos para poder ser utilizados por niños sin peligro. </text:p>
            <text:p text:style-name="P56"><text:span text:style-name="T20">Existen varios kits diseñados especialmente para educación, con currículas de ejercicios variados incrementales. Entre ellos se encuentran el kit Ollo Starter, Explorer, Inventor. Hay kits de entretenimiento como Ollo Figure, Ollo Action y Ollo Bug.</text:span></text:p>
            <text:p text:style-name="P59">Los ejercicios están organizados para comenzar con el diseño de la estructura del robot, luego aprender nociones de física y ciencias, y luego nociones de programación integrando sensores y actuadores.</text:p>
            <text:p text:style-name="P59">Cuenta con una batería de larga duración, la cuál dura hasta 10 horas.</text:p>
            <text:p text:style-name="P59">Se integra con el IDE RoboPlus de Robotis, y las piezas son reutilizables con los kits de Robotis Bioloid.</text:p>
            <text:p text:style-name="P55"><text:span text:style-name="T21">Para programarlo hay que utilizar el software RoboPlus, o generar archivos .tsk respetando el formato del lenguaje de las Tasks de RoboPlus.</text:span></text:p>
          </table:table-cell>
        </table:table-row>
        <table:table-row>
          <table:table-cell table:style-name="Table2.A2" office:value-type="string">
            <text:p text:style-name="P32"><text:span text:style-name="T20">Controlador</text:span>:</text:p>
          </table:table-cell>
          <table:table-cell table:style-name="Table2.B2" office:value-type="string">
            <text:p text:style-name="P59">CM-100A</text:p>
          </table:table-cell>
        </table:table-row>
        <table:table-row>
          <table:table-cell table:style-name="Table2.A2" office:value-type="string">
            <text:p text:style-name="P60">Componentes:</text:p>
          </table:table-cell>
          <table:table-cell table:style-name="Table2.B2" office:value-type="string">
            <text:p text:style-name="P60">Varían según el kit, generalmente todos tienen sensores infrarrojos, el CM-100A tiene 3 conectores para sensores infrarrojos. Tiene lugar para agregar un receptor inalámbrico. También hay motores similares a los dinamixel.</text:p>
          </table:table-cell>
        </table:table-row>
      </table:table>
      <text:h text:style-name="P105" text:outline-level="2"/>
      <text:h text:style-name="P112" text:outline-level="2"><text:bookmark-start text:name="__RefHeading__1253_979383236"/>Kit USB4Butia<text:bookmark-end text:name="__RefHeading__1253_979383236"/></text:h>
      <text:p text:style-name="P14"><text:span text:style-name="T24">USB4Butiá surgió derivada de un proyecto de grado de Facultad de Ingeniería – UdelaR. Como característica principal es un kit económico y con un diseño abierto.</text:span></text:p>
      <text:p text:style-name="P17">El diseño de la placa está publicado junto con instrucciones para construirla, además sus componentes se seleccionaron por ser económicos y de fácil acceso en el medio local.</text:p>
      <text:p text:style-name="P17">La placa está pensada principalmente para aumentar capacidades sensoriales y de actuación del robot Butiá.</text:p>
      <text:h text:style-name="P132" text:outline-level="3"><text:bookmark-start text:name="__RefHeading__1255_979383236"/>Procesadores y arquitectura<text:bookmark-end text:name="__RefHeading__1255_979383236"/></text:h>
      <text:p text:style-name="P10"><text:span text:style-name="T21"><text:s text:c="2"/>PIC 18F4550 Microcontroller</text:span></text:p>
      <text:h text:style-name="P132" text:outline-level="3"><text:bookmark-start text:name="__RefHeading__1257_979383236"/><text:span text:style-name="T14">Lenguajes</text:span><text:bookmark-end text:name="__RefHeading__1257_979383236"/></text:h>
      <text:p text:style-name="P7"><text:span text:style-name="T14"><text:s text:c="2"/>C embebido. Archivos .tsk, lenguaje Task.</text:span></text:p>
      <text:h text:style-name="P131" text:outline-level="3"><text:bookmark-start text:name="__RefHeading__1259_979383236"/>Herramientas de desarrollo<text:bookmark-end text:name="__RefHeading__1259_979383236"/></text:h>
      <text:p text:style-name="P15"><text:span text:style-name="T14"><text:s text:c="2"/>IDE Tortubots.</text:span></text:p>
      <table:table table:name="Table18" table:style-name="Table18">
        <table:table-column table:style-name="Table18.A"/>
        <table:table-column table:style-name="Table18.B"/>
        <table:table-row>
          <table:table-cell table:style-name="Table18.A1" office:value-type="string">
            <text:p text:style-name="P37">Kit:</text:p>
          </table:table-cell>
          <table:table-cell table:style-name="Table18.B1" office:value-type="string">
            <text:p text:style-name="P46">USB4Butia 1.9</text:p>
          </table:table-cell>
        </table:table-row>
        <table:table-row>
          <table:table-cell table:style-name="Table18.A2" office:value-type="string">
            <text:p text:style-name="P37">Características generales:</text:p>
          </table:table-cell>
          <table:table-cell table:style-name="Table18.B2" office:value-type="string">
            <text:p text:style-name="P46">Diseño abierto con elementos disponibles en el medio local (Uruguay), a relativamente bajo costo.</text:p>
            <text:p text:style-name="P52">Está diseñada para incluir periféricos de entrada o salida en las interfaces RJ45, y también puede controlar motores Dinamixel mediante una interfaz serial AX12.</text:p>
            <text:p text:style-name="P53">Tiene 8 hackpoints, pines de entrada/salida diseñados para ser manipulados directamente.</text:p>
          </table:table-cell>
        </table:table-row>
        <table:table-row>
          <table:table-cell table:style-name="Table18.A2" office:value-type="string">
            <text:p text:style-name="P37">Procesador:</text:p>
          </table:table-cell>
          <table:table-cell table:style-name="Table18.B2" office:value-type="string">
            <text:p text:style-name="P46">PIC 18F4550 Microcontroller</text:p>
          </table:table-cell>
        </table:table-row>
        <table:table-row>
          <table:table-cell table:style-name="Table18.A2" office:value-type="string">
            <text:p text:style-name="P46">Interfaces</text:p>
          </table:table-cell>
          <table:table-cell table:style-name="Table18.B2" office:value-type="string">
            <text:p text:style-name="P45"><text:span text:style-name="T10">1xUsb, 6xRJ45, 1xAX12, 1xLed, 8xHackpoint</text:span></text:p>
          </table:table-cell>
        </table:table-row>
      </table:table>
      <text:p text:style-name="P65"/>
      <text:p text:style-name="P2"/>
      <text:h text:style-name="P115" text:outline-level="1"/>
      <text:h text:style-name="P117" text:outline-level="1"><text:bookmark-start text:name="__RefHeading__1261_979383236"/>Arquitecturas y <text:span text:style-name="T15">microcontroladores</text:span><text:bookmark-end text:name="__RefHeading__1261_979383236"/></text:h>
      <text:p text:style-name="P11">Aquí se presentan las diferentes arquitecturas de los microcontroladores utilizadas en los ejemplos </text:p>
      <text:h text:style-name="P107" text:outline-level="2"><text:bookmark-start text:name="__RefHeading__1263_979383236"/>ARM<text:bookmark-end text:name="__RefHeading__1263_979383236"/></text:h>
      <text:h text:style-name="Heading_20_4" text:outline-level="4"><text:bookmark-start text:name="__RefHeading__1265_979383236"/>ARM Cortex-M0<text:bookmark-end text:name="__RefHeading__1265_979383236"/></text:h>
      <text:p text:style-name="P24"><text:span text:style-name="T39">Es el procesador más pequeño existente de ARM.</text:span></text:p>
      <text:h text:style-name="Heading_20_4" text:outline-level="4"><text:bookmark-start text:name="__RefHeading__1267_979383236"/>ARM Cortex-M3 <text:span text:style-name="T21">32 bit</text:span><text:bookmark-end text:name="__RefHeading__1267_979383236"/></text:h>
      <text:p text:style-name="P100"><text:span text:style-name="T30">Diseñado para aplicaciónes de bajo costo y alto desempeño.</text:span></text:p>
      <text:h text:style-name="P114" text:outline-level="2"><text:bookmark-start text:name="__RefHeading__1269_979383236"/>Atmel<text:bookmark-end text:name="__RefHeading__1269_979383236"/></text:h>
      <text:p text:style-name="P94"><text:span text:style-name="T42">ATmega32u4, ATmega2560, ATmega168</text:span><text:span text:style-name="T44">(V)</text:span><text:span text:style-name="T42">, ATmega328</text:span><text:span text:style-name="T44">(</text:span><text:span text:style-name="T42">P/</text:span><text:span text:style-name="T44">V)</text:span></text:p>
      <text:h text:style-name="Heading_20_3" text:outline-level="3"><text:bookmark-start text:name="__RefHeading__1271_979383236"/>Basados en ARM Cortex<text:bookmark-end text:name="__RefHeading__1271_979383236"/></text:h>
      <text:p text:style-name="Text_20_body"><text:span text:style-name="T39">AT91SAM3X8E</text:span></text:p>
      <text:p text:style-name="P87"><text:s/>Basado en ARM Cortex-M3</text:p>
      <text:h text:style-name="P133" text:outline-level="3"><text:bookmark-start text:name="__RefHeading__1273_979383236"/>AVR<text:bookmark-end text:name="__RefHeading__1273_979383236"/></text:h>
      <text:p text:style-name="P9">Son microcontroladores basados en RISC, la empresa Atmel produce controladores de éstas características. Intentan mantener la ejecución a un ritmo de una instrucción por ciclo de reloj, para lograr velocidades relativas de 1MIPS/MHz. Es una línea de bajo consumo y alto desempeño.</text:p>
      <text:h text:style-name="P134" text:outline-level="4"><text:bookmark-start text:name="__RefHeading__1275_979383236"/>ATmega8<text:bookmark-end text:name="__RefHeading__1275_979383236"/></text:h>
      <text:p text:style-name="P18">8 kb de Flash de memoria programable, 1kb de SRAM, 512 k de EEPROM, conversión analógica/digital de 10 bits.</text:p>
      <text:p text:style-name="P18">Soporta una frecuencia máxima de 16 Mhz a 1 MIPS/MHz.</text:p>
      <text:p text:style-name="P75">Opera entre 2v y 3.5 volts. Se recomiendan 3 volts. Equivale a 2 baterías AA o LR.</text:p>
      <text:p text:style-name="P74"><text:span text:style-name="T22">Web: </text:span><text:a xlink:type="simple" xlink:href="http://www.atmel.com/devices/atmega8.aspx"><text:span text:style-name="T22">http://www.atmel.com/devices/atmega8.aspx</text:span></text:a></text:p>
      <text:h text:style-name="P135" text:outline-level="4"><text:bookmark-start text:name="__RefHeading__1277_979383236"/>ATmega128<text:bookmark-end text:name="__RefHeading__1277_979383236"/></text:h>
      <text:p text:style-name="P8"><text:span text:style-name="T12">Combina 128 kb de Flash, 4kb de SRAM, 4kb de EEPROM, conversión analógica/digital de 10 bits. Soporta hasta 16 MIPS a un máximo de 16 Mhz. (1 MIPS/MHz)</text:span></text:p>
      <text:p text:style-name="P12">Es un microcontrolador AVR basado en RISC de 8 bit, bajo consumo eléctrico y alto desempeño.</text:p>
      <text:p text:style-name="P13">Opera entre 4.5 y 5.5 volts.</text:p>
      <text:p text:style-name="P12">Variantes: Atmega128 y ATmega128L.</text:p>
      <text:p text:style-name="P20"><text:span text:style-name="T13">Web: </text:span><text:a xlink:type="simple" xlink:href="http://www.atmel.com/devices/atmega128.aspx"><text:span text:style-name="T13">http://www.atmel.com/devices/atmega128.aspx</text:span></text:a></text:p>
      <text:h text:style-name="P136" text:outline-level="4"><text:bookmark-start text:name="__RefHeading__1279_979383236"/>ATmega<text:span text:style-name="T31">3</text:span>28<text:bookmark-end text:name="__RefHeading__1279_979383236"/></text:h>
      <text:p text:style-name="P21"><text:span text:style-name="T13">Web: </text:span><text:a xlink:type="simple" xlink:href="http://www.atmel.com/devices/atmega328.aspx"><text:span text:style-name="T13">http://www.atmel.com/devices/atmega328.aspx</text:span></text:a></text:p>
      <text:p text:style-name="P88"/>
      <text:h text:style-name="Heading_20_3" text:outline-level="3"><text:bookmark-start text:name="__RefHeading__1281_979383236"/><text:span text:style-name="T9">8052</text:span><text:bookmark-end text:name="__RefHeading__1281_979383236"/></text:h>
      <text:h text:style-name="P108" text:outline-level="2"><text:bookmark-start text:name="__RefHeading__1283_979383236"/>Microchip<text:bookmark-end text:name="__RefHeading__1283_979383236"/></text:h>
      <text:h text:style-name="P137" text:outline-level="4"><text:bookmark-start text:name="__RefHeading__1285_979383236"/>PIC18F4550<text:bookmark-end text:name="__RefHeading__1285_979383236"/></text:h>
      <text:p text:style-name="P89">Producido también por la empresa Digikey. Frecuencia de 48 MHz (oscilador interno), controlador de 8bit, 32 kbytes de memoria Flash de programa, 2bkytes de memoria RAM, 256 bytes de EEPROM. </text:p>
      <text:p text:style-name="P80"/>
      <text:h text:style-name="P118" text:outline-level="1"><text:bookmark-start text:name="__RefHeading__1287_979383236"/>Referencias<text:bookmark-end text:name="__RefHeading__1287_979383236"/></text:h>
      <text:p text:style-name="P25"/>
      <text:list xml:id="list5858515933162839478" text:style-name="L1">
        <text:list-item>
          <text:h text:style-name="P91" text:outline-level="1"><text:bookmark-start text:name="__RefHeading__1289_979383236"/><text:a xlink:type="simple" xlink:href="http://arduino.cc/"><text:span text:style-name="T2">http://arduino.cc</text:span></text:a><text:span text:style-name="T2"> (último acceso 28-04-2014)</text:span><text:bookmark-end text:name="__RefHeading__1289_979383236"/></text:h>
        </text:list-item>
        <text:list-item>
          <text:h text:style-name="P91" text:outline-level="1"><text:bookmark-start text:name="__RefHeading__1291_979383236"/><text:a xlink:type="simple" xlink:href="http://www.fischertechnik.de/en/home.aspx"><text:span text:style-name="T5">http://www.fischertechnik.de/en/home.aspx</text:span></text:a><text:span text:style-name="T5"> (último acceso 28-04-2014)</text:span><text:bookmark-end text:name="__RefHeading__1291_979383236"/></text:h>
        </text:list-item>
        <text:list-item>
          <text:h text:style-name="P92" text:outline-level="1"><text:bookmark-start text:name="__RefHeading__1533_979383236"/><text:a xlink:type="simple" xlink:href="http://www.lego.com/en-us/mindstorms"><text:span text:style-name="T41">http://www.lego.com/en-us/mindstorms</text:span></text:a><text:span text:style-name="T41"> (último acceso 28-04-2014)</text:span><text:bookmark-end text:name="__RefHeading__1533_979383236"/></text:h>
        </text:list-item>
        <text:list-item>
          <text:h text:style-name="P91" text:outline-level="1"><text:bookmark-start text:name="__RefHeading__1293_979383236"/><text:a xlink:type="simple" xlink:href="http://mbed.org/"><text:span text:style-name="T4">http://mbed.org</text:span></text:a><text:span text:style-name="T4"> (último acceso 28-04-2014)</text:span><text:bookmark-end text:name="__RefHeading__1293_979383236"/></text:h>
        </text:list-item>
        <text:list-item>
          <text:h text:style-name="P91" text:outline-level="1"><text:bookmark-start text:name="__RefHeading__1295_979383236"/><text:a xlink:type="simple" xlink:href="http://www.robotis.com/xe"><text:span text:style-name="T23">http://www.robotis.com/xe</text:span></text:a><text:span text:style-name="T23"> (último acceso 28-04-2014)</text:span><text:bookmark-end text:name="__RefHeading__1295_979383236"/></text:h>
        </text:list-item>
        <text:list-item>
          <text:h text:style-name="P91" text:outline-level="1"><text:bookmark-start text:name="__RefHeading__1297_979383236"/><text:a xlink:type="simple" xlink:href="http://www.fing.edu.uy/inco/grupos/mina/pGrado/pgusb/"><text:span text:style-name="T24">http://www.fing.edu.uy/inco/grupos/mina/pGrado/pgusb/</text:span></text:a><text:span text:style-name="T24"> Proyecto de grado USB4all (último acceso 26-04-2014)</text:span><text:bookmark-end text:name="__RefHeading__1297_979383236"/></text:h>
        </text:list-item>
        <text:list-item>
          <text:h text:style-name="P91" text:outline-level="1"><text:bookmark-start text:name="__RefHeading__1299_979383236"/><text:a xlink:type="simple" xlink:href="http://www.fing.edu.uy/inco/proyectos/butia/mediawiki/index.php/USB4butiá"><text:span text:style-name="T16">http://www.fing.edu.uy/inco/proyectos/butia/mediawiki/index.php/USB4buti%C3%A1</text:span></text:a><text:span text:style-name="T16"> Placa USB4Butiá (último acceso 26-04-2014)</text:span><text:bookmark-end text:name="__RefHeading__1299_979383236"/></text:h>
        </text:list-item>
        <text:list-item>
          <text:h text:style-name="P91" text:outline-level="1"><text:bookmark-start text:name="__RefHeading__1301_979383236"/><text:a xlink:type="simple" xlink:href="http://www.fing.edu.uy/inco/proyectos/butia/mediawiki/index.php/Butia2"><text:span text:style-name="T24">http://www.fing.edu.uy/inco/proyectos/butia/mediawiki/index.php/Butia2</text:span></text:a><text:span text:style-name="T24"> Robot Butiá 2.0 (último acceso 26-04-2014)</text:span><text:bookmark-end text:name="__RefHeading__1301_979383236"/></text:h>
        </text:list-item>
        <text:list-item>
          <text:h text:style-name="P91" text:outline-level="1"><text:bookmark-start text:name="__RefHeading__1303_979383236"/><text:a xlink:type="simple" xlink:href="http://www.arm.com/"><text:span text:style-name="T16">http://www.arm.com</text:span></text:a><text:span text:style-name="T16"> (último acceso 28-04-2014)</text:span><text:bookmark-end text:name="__RefHeading__1303_979383236"/></text:h>
        </text:list-item>
        <text:list-item>
          <text:h text:style-name="P91" text:outline-level="1"><text:bookmark-start text:name="__RefHeading__1305_979383236"/><text:a xlink:type="simple" xlink:href="http://www.atmel.com/"><text:span text:style-name="T16">http://www.atmel.com</text:span></text:a><text:span text:style-name="T16"> (último acceso 28-04-2014)</text:span><text:bookmark-end text:name="__RefHeading__1305_979383236"/></text:h>
        </text:list-item>
        <text:list-item>
          <text:h text:style-name="P90" text:outline-level="1"><text:bookmark-start text:name="__RefHeading__1307_979383236"/><text:a xlink:type="simple" xlink:href="http://www.digikey.com/"><text:span text:style-name="T16">http://www.digikey.com</text:span></text:a><text:span text:style-name="T16"> (último acceso 28-04-2014)</text:span><text:bookmark-end text:name="__RefHeading__1307_979383236"/></text:h>
        </text:list-item>
      </text:list>
      <text:h text:style-name="P93" text:outline-level="1"/>
      <text:h text:style-name="P119" text:outline-level="1"><text:bookmark-start text:name="__RefHeading__1309_979383236"/>Glosario<text:bookmark-end text:name="__RefHeading__1309_979383236"/></text:h>
      <text:p text:style-name="P68">Flash:</text:p>
      <text:p text:style-name="P68">SRAM:</text:p>
      <text:p text:style-name="P68">EEPROM:</text:p>
      <text:p text:style-name="P68">Conversión analógica digital:</text:p>
      <text:p text:style-name="P68">MIPS:</text:p>
      <text:p text:style-name="P69">IDE:</text:p>
      <text:p text:style-name="P69">RISC:</text:p>
      <text:p text:style-name="P69">CISC:</text:p>
      <text:p text:style-name="P70">Microprocesador:</text:p>
      <text:p text:style-name="P70">Microcontrolador:</text:p>
      <text:p text:style-name="P70">Procesador:</text:p>
      <text:p text:style-name="P69"/>
      <text:h text:style-name="P11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1T21:32:39</meta:creation-date>
    <dc:date>2014-04-29T13:16:27.467300755</dc:date>
    <meta:editing-duration>PT7H8M20S</meta:editing-duration>
    <meta:editing-cycles>94</meta:editing-cycles>
    <meta:generator>LibreOffice/4.2.3.3$Linux_X86_64 LibreOffice_project/420m0$Build-3</meta:generator>
    <meta:document-statistic meta:table-count="13" meta:image-count="0" meta:object-count="0" meta:page-count="13" meta:paragraph-count="272" meta:word-count="1994" meta:character-count="14512" meta:non-whitespace-character-count="12760"/>
  </office:meta>
</office:document-meta>
</file>